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text-properties officeooo:paragraph-rsid="06c19f12"/>
    </style:style>
    <style:style style:name="P2" style:family="paragraph" style:parent-style-name="Standard" style:list-style-name="L1">
      <style:text-properties officeooo:paragraph-rsid="06c57e7b"/>
    </style:style>
    <style:style style:name="P3" style:family="paragraph" style:parent-style-name="Standard" style:list-style-name="L1">
      <style:text-properties officeooo:paragraph-rsid="06c700c5"/>
    </style:style>
    <style:style style:name="P4" style:family="paragraph" style:parent-style-name="Standard" style:list-style-name="L1">
      <style:text-properties officeooo:paragraph-rsid="06c7522d"/>
    </style:style>
    <style:style style:name="P5" style:family="paragraph" style:parent-style-name="Standard" style:list-style-name="L1">
      <style:text-properties officeooo:paragraph-rsid="06dc0246"/>
    </style:style>
    <style:style style:name="P6" style:family="paragraph" style:parent-style-name="Standard" style:list-style-name="L1">
      <style:text-properties officeooo:paragraph-rsid="06dc4be1"/>
    </style:style>
    <style:style style:name="P7" style:family="paragraph" style:parent-style-name="Standard" style:list-style-name="L1">
      <style:text-properties officeooo:paragraph-rsid="06df2c93"/>
    </style:style>
    <style:style style:name="P8" style:family="paragraph" style:parent-style-name="Standard" style:list-style-name="L1">
      <style:text-properties officeooo:paragraph-rsid="06e11705"/>
    </style:style>
    <style:style style:name="P9" style:family="paragraph" style:parent-style-name="Standard" style:list-style-name="L1">
      <style:text-properties officeooo:paragraph-rsid="06e2cb2c"/>
    </style:style>
    <style:style style:name="P10" style:family="paragraph" style:parent-style-name="Standard" style:list-style-name="L1">
      <style:text-properties officeooo:paragraph-rsid="06e46517"/>
    </style:style>
    <style:style style:name="P11" style:family="paragraph" style:parent-style-name="Standard" style:list-style-name="L1">
      <style:text-properties officeooo:paragraph-rsid="06e7c7ae"/>
    </style:style>
    <style:style style:name="P12" style:family="paragraph" style:parent-style-name="Standard" style:list-style-name="L1">
      <style:text-properties officeooo:paragraph-rsid="06f27ce2"/>
    </style:style>
    <style:style style:name="P13" style:family="paragraph" style:parent-style-name="Standard" style:list-style-name="L1">
      <style:text-properties officeooo:paragraph-rsid="0700ed2f"/>
    </style:style>
    <style:style style:name="P14" style:family="paragraph" style:parent-style-name="Standard" style:list-style-name="L1">
      <style:text-properties officeooo:paragraph-rsid="070d33db"/>
    </style:style>
    <style:style style:name="P15" style:family="paragraph" style:parent-style-name="Standard" style:list-style-name="L1">
      <style:text-properties officeooo:paragraph-rsid="07123176"/>
    </style:style>
    <style:style style:name="P16" style:family="paragraph" style:parent-style-name="Standard" style:list-style-name="L1">
      <style:text-properties officeooo:paragraph-rsid="07133577"/>
    </style:style>
    <style:style style:name="P17" style:family="paragraph" style:parent-style-name="Standard" style:list-style-name="L1">
      <style:text-properties officeooo:rsid="03ce45d1" officeooo:paragraph-rsid="06c19f12"/>
    </style:style>
    <style:style style:name="P18" style:family="paragraph" style:parent-style-name="Standard" style:list-style-name="L1">
      <style:text-properties officeooo:rsid="03ce45d1" officeooo:paragraph-rsid="06e2cb2c"/>
    </style:style>
    <style:style style:name="P19" style:family="paragraph" style:parent-style-name="Standard" style:list-style-name="L1">
      <style:text-properties officeooo:rsid="041573b8" officeooo:paragraph-rsid="06c19f12"/>
    </style:style>
    <style:style style:name="P20" style:family="paragraph" style:parent-style-name="Standard" style:list-style-name="L1">
      <style:text-properties officeooo:rsid="06c830eb" officeooo:paragraph-rsid="06c830eb"/>
    </style:style>
    <style:style style:name="P21" style:family="paragraph" style:parent-style-name="Standard" style:list-style-name="L1">
      <style:text-properties officeooo:rsid="06c830eb" officeooo:paragraph-rsid="06cf168f"/>
    </style:style>
    <style:style style:name="P22" style:family="paragraph" style:parent-style-name="Standard" style:list-style-name="L1">
      <style:text-properties officeooo:rsid="06c830eb" officeooo:paragraph-rsid="06d020e9"/>
    </style:style>
    <style:style style:name="P23" style:family="paragraph" style:parent-style-name="Standard" style:list-style-name="L1">
      <style:text-properties officeooo:rsid="06c830eb" officeooo:paragraph-rsid="06d21d21"/>
    </style:style>
    <style:style style:name="P24" style:family="paragraph" style:parent-style-name="Standard" style:list-style-name="L1">
      <style:text-properties officeooo:rsid="06c85127" officeooo:paragraph-rsid="06c85127"/>
    </style:style>
    <style:style style:name="P25" style:family="paragraph" style:parent-style-name="Standard" style:list-style-name="L5">
      <style:text-properties officeooo:rsid="06c85127" officeooo:paragraph-rsid="06c947cb"/>
    </style:style>
    <style:style style:name="P26" style:family="paragraph" style:parent-style-name="Standard" style:list-style-name="L6">
      <style:text-properties officeooo:rsid="06c85127" officeooo:paragraph-rsid="06cd9436"/>
    </style:style>
    <style:style style:name="P27" style:family="paragraph" style:parent-style-name="Standard" style:list-style-name="L1">
      <style:text-properties fo:color="#000000" style:font-name="DejaVu Sans" fo:font-size="9pt" officeooo:rsid="06d6021c" officeooo:paragraph-rsid="06da4ca0" style:font-size-asian="9pt" style:font-size-complex="9pt"/>
    </style:style>
    <style:style style:name="P28" style:family="paragraph" style:parent-style-name="Standard" style:list-style-name="L1">
      <style:text-properties fo:color="#000000" style:font-name="DejaVu Sans" fo:font-size="9pt" officeooo:rsid="06d6021c" officeooo:paragraph-rsid="06d6021c" style:font-size-asian="9pt" style:font-size-complex="9pt"/>
    </style:style>
    <style:style style:name="P29" style:family="paragraph" style:parent-style-name="Standard" style:list-style-name="L1">
      <style:text-properties fo:color="#000000" style:font-name="DejaVu Sans" fo:font-size="9pt" officeooo:rsid="06da4ca0" officeooo:paragraph-rsid="06da4ca0" style:font-size-asian="9pt" style:font-size-complex="9pt"/>
    </style:style>
    <style:style style:name="P30"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31" style:family="paragraph" style:parent-style-name="Standard" style:list-style-name="L1">
      <style:text-properties style:font-name="DejaVu Sans" fo:font-size="9pt" officeooo:paragraph-rsid="0700ed2f" style:font-size-asian="9pt" style:font-size-complex="9pt"/>
    </style:style>
    <style:style style:name="P32" style:family="paragraph" style:parent-style-name="Standard" style:list-style-name="L1">
      <style:text-properties style:font-name="DejaVu Sans" fo:font-size="9pt" officeooo:paragraph-rsid="06fc9d01" style:font-size-asian="9pt" style:font-size-complex="9pt"/>
    </style:style>
    <style:style style:name="P33" style:family="paragraph" style:parent-style-name="Standard" style:list-style-name="L1">
      <style:text-properties style:font-name="DejaVu Sans" fo:font-size="9pt" officeooo:rsid="06fad98c" officeooo:paragraph-rsid="06ff19e0" style:font-size-asian="9pt" style:font-size-complex="9pt"/>
    </style:style>
    <style:style style:name="P34" style:family="paragraph" style:parent-style-name="Standard" style:list-style-name="L1">
      <style:text-properties officeooo:rsid="06fad98c" officeooo:paragraph-rsid="06ff19e0"/>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0fae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fo:font-size="9pt" style:text-underline-style="none" fo:font-weight="normal" officeooo:rsid="06c57e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fo:font-size="9pt" style:text-underline-style="none" fo:font-weight="normal" officeooo:rsid="042f39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fo:font-size="9pt" style:text-underline-style="none" fo:font-weight="normal" officeooo:rsid="06c70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fo:font-size="9pt" style:text-underline-style="none" fo:font-weight="normal" officeooo:rsid="043bf2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fo:font-size="9pt" style:text-underline-style="none" fo:font-weight="normal" officeooo:rsid="04345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fo:font-size="9pt" style:text-underline-style="none" fo:font-weight="normal" officeooo:rsid="043d65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fo:font-size="9pt" style:text-underline-style="none" fo:font-weight="normal" officeooo:rsid="043b2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fo:font-size="9pt" style:text-underline-style="none" fo:font-weight="normal" officeooo:rsid="043dbc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fo:font-size="9pt" style:text-underline-style="none" fo:font-weight="normal" officeooo:rsid="043f9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fo:font-size="9pt" style:text-underline-style="none" fo:font-weight="normal"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fo:font-size="9pt" style:text-underline-style="none" fo:font-weight="normal" officeooo:rsid="06cf1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fo:font-size="9pt" style:text-underline-style="none" fo:font-weight="normal" officeooo:rsid="06d020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fo:font-size="9pt" style:text-underline-style="none" fo:font-weight="normal" officeooo:rsid="06d21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fo:font-size="9pt" style:text-underline-style="none" fo:font-weight="normal" officeooo:rsid="0448b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fo:font-size="9pt" style:text-underline-style="none" fo:font-weight="normal" officeooo:rsid="044da8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fo:font-size="9pt" style:text-underline-style="none" fo:font-weight="normal" officeooo:rsid="06dc02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fo:font-size="9pt" style:text-underline-style="none" fo:font-weight="normal" officeooo:rsid="043f8a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fo:font-size="9pt" style:text-underline-style="none" fo:font-weight="normal" officeooo:rsid="045658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fo:font-size="9pt" style:text-underline-style="none" fo:font-weight="normal" officeooo:rsid="06b82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fo:font-size="9pt" style:text-underline-style="none" fo:font-weight="normal" officeooo:rsid="06b93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fo:font-size="9pt" style:text-underline-style="none" fo:font-weight="normal" officeooo:rsid="06e46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fo:font-size="9pt" style:text-underline-style="none" fo:font-weight="normal" officeooo:rsid="06e54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fo:font-size="9pt" style:text-underline-style="none" fo:font-weight="normal" officeooo:rsid="07a6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fo:font-size="9pt" style:text-underline-style="none" fo:font-weight="normal" officeooo:rsid="06e56e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fo:font-size="9pt" style:text-underline-style="none" fo:font-weight="normal" officeooo:rsid="06e5c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fo:font-size="9pt" style:text-underline-style="none" fo:font-weight="normal" officeooo:rsid="07a63f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fo:font-size="9pt" style:text-underline-style="none" fo:font-weight="normal" officeooo:rsid="06ea5e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fo:font-size="9pt" style:text-underline-style="none" fo:font-weight="normal" officeooo:rsid="06eaea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fo:font-size="9pt" style:text-underline-style="none" fo:font-weight="normal" officeooo:rsid="06ef6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fo:font-size="9pt" style:text-underline-style="none" fo:font-weight="normal" officeooo:rsid="06f00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fo:font-size="9pt" style:text-underline-style="none" fo:font-weight="normal" officeooo:rsid="06f01b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fo:font-size="9pt" style:text-underline-style="none" fo:font-weight="normal" officeooo:rsid="06f11c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fo:font-size="9pt" style:text-underline-style="none" fo:font-weight="normal" officeooo:rsid="06df2c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fo:font-size="9pt" style:text-underline-style="none" fo:font-weight="normal" officeooo:rsid="06e117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alibri"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alibri" fo:font-size="9pt" style:text-underline-style="none" fo:font-weight="normal" officeooo:rsid="06df2c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alibri" fo:font-size="9pt" style:text-underline-style="none" fo:font-weight="normal" officeooo:rsid="06e117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alibri" fo:font-size="9pt" style:text-underline-style="none" fo:font-weight="normal" officeooo:rsid="045658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c57e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2f39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6c70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43bf2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4345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43d65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43b2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43dbc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43f9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cf1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d020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d21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448b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44da8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dc02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6df2c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6b82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6b93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a6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6e46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6e54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6e56e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6e5c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a63f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ea5e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eaea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ef6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6f00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f01b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f11c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45658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e117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0d33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1231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1335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style:text-underline-style="none" fo:font-weight="normal" officeooo:rsid="06c57e7b" style:text-blinking="false" fo:background-color="#ffffff" loext:char-shading-value="0" style:font-name-asian="Times New Roman1" style:font-weight-asian="normal" style:font-name-complex="Arial" style:font-weight-complex="normal" loext:padding="0cm" loext:border="none"/>
    </style:style>
    <style:style style:name="T130" style:family="text">
      <style:text-properties fo:color="#000000" style:text-line-through-style="none" style:text-line-through-type="none" style:font-name="DejaVu Sans" style:text-underline-style="none" fo:font-weight="normal" officeooo:rsid="03fad359" style:text-blinking="false" fo:background-color="#ffffff" loext:char-shading-value="0" style:font-name-asian="Times New Roman1" style:font-weight-asian="normal" style:font-name-complex="Arial" style:font-weight-complex="normal" loext:padding="0cm" loext:border="none"/>
    </style:style>
    <style:style style:name="T131" style:family="text">
      <style:text-properties fo:color="#000000" style:text-line-through-style="none" style:text-line-through-type="none" style:font-name="DejaVu Sans" style:text-underline-style="none" fo:font-weight="normal" officeooo:rsid="042f39da" style:text-blinking="false" fo:background-color="#ffffff" loext:char-shading-value="0" style:font-name-asian="Times New Roman1" style:font-weight-asian="normal" style:font-name-complex="Arial" style:font-weight-complex="normal" loext:padding="0cm" loext:border="none"/>
    </style:style>
    <style:style style:name="T132" style:family="text">
      <style:text-properties fo:color="#000000" style:text-line-through-style="none" style:text-line-through-type="none" style:font-name="DejaVu Sans" style:text-underline-style="none" fo:font-weight="normal" officeooo:rsid="06c700c5" style:text-blinking="false" fo:background-color="#ffffff" loext:char-shading-value="0" style:font-name-asian="Times New Roman1" style:font-weight-asian="normal" style:font-name-complex="Arial" style:font-weight-complex="normal" loext:padding="0cm" loext:border="none"/>
    </style:style>
    <style:style style:name="T133" style:family="text">
      <style:text-properties fo:color="#000000" style:text-line-through-style="none" style:text-line-through-type="none" style:font-name="DejaVu Sans" style:text-underline-style="none" fo:font-weight="normal" officeooo:rsid="043bf2b8" style:text-blinking="false" fo:background-color="#ffffff" loext:char-shading-value="0" style:font-name-asian="Times New Roman1" style:font-weight-asian="normal" style:font-name-complex="Arial" style:font-weight-complex="normal" loext:padding="0cm" loext:border="none"/>
    </style:style>
    <style:style style:name="T134" style:family="text">
      <style:text-properties fo:color="#000000" style:text-line-through-style="none" style:text-line-through-type="none" style:font-name="DejaVu Sans" style:text-underline-style="none" fo:font-weight="normal" officeooo:rsid="0434582b" style:text-blinking="false" fo:background-color="#ffffff" loext:char-shading-value="0" style:font-name-asian="Times New Roman1" style:font-weight-asian="normal" style:font-name-complex="Arial" style:font-weight-complex="normal" loext:padding="0cm" loext:border="none"/>
    </style:style>
    <style:style style:name="T135" style:family="text">
      <style:text-properties fo:color="#000000" style:text-line-through-style="none" style:text-line-through-type="none" style:font-name="DejaVu Sans" style:text-underline-style="none" fo:font-weight="normal" officeooo:rsid="043d6594" style:text-blinking="false" fo:background-color="#ffffff" loext:char-shading-value="0" style:font-name-asian="Times New Roman1" style:font-weight-asian="normal" style:font-name-complex="Arial" style:font-weight-complex="normal" loext:padding="0cm" loext:border="none"/>
    </style:style>
    <style:style style:name="T136" style:family="text">
      <style:text-properties fo:color="#000000" style:text-line-through-style="none" style:text-line-through-type="none" style:font-name="DejaVu Sans" style:text-underline-style="none" fo:font-weight="normal" officeooo:rsid="043b2d72" style:text-blinking="false" fo:background-color="#ffffff" loext:char-shading-value="0" style:font-name-asian="Times New Roman1" style:font-weight-asian="normal" style:font-name-complex="Arial" style:font-weight-complex="normal" loext:padding="0cm" loext:border="none"/>
    </style:style>
    <style:style style:name="T137" style:family="text">
      <style:text-properties fo:color="#000000" style:text-line-through-style="none" style:text-line-through-type="none" style:font-name="DejaVu Sans" style:text-underline-style="none" fo:font-weight="normal" officeooo:rsid="043dbc57" style:text-blinking="false" fo:background-color="#ffffff" loext:char-shading-value="0" style:font-name-asian="Times New Roman1" style:font-weight-asian="normal" style:font-name-complex="Arial" style:font-weight-complex="normal" loext:padding="0cm" loext:border="none"/>
    </style:style>
    <style:style style:name="T138" style:family="text">
      <style:text-properties fo:color="#000000" style:text-line-through-style="none" style:text-line-through-type="none" style:font-name="DejaVu Sans" style:text-underline-style="none" fo:font-weight="normal" officeooo:rsid="043f90cd" style:text-blinking="false" fo:background-color="#ffffff" loext:char-shading-value="0" style:font-name-asian="Times New Roman1" style:font-weight-asian="normal" style:font-name-complex="Arial" style:font-weight-complex="normal" loext:padding="0cm" loext:border="none"/>
    </style:style>
    <style:style style:name="T139" style:family="text">
      <style:text-properties fo:color="#000000" style:text-line-through-style="none" style:text-line-through-type="none" style:font-name="DejaVu Sans" style:text-underline-style="none" fo:font-weight="normal" style:text-blinking="false" fo:background-color="#ffffff" loext:char-shading-value="0" style:font-name-asian="Times New Roman1" style:font-weight-asian="normal" style:font-name-complex="Arial" style:font-weight-complex="normal" loext:padding="0cm" loext:border="none"/>
    </style:style>
    <style:style style:name="T140" style:family="text">
      <style:text-properties fo:color="#000000" style:text-line-through-style="none" style:text-line-through-type="none" style:font-name="DejaVu Sans" style:text-underline-style="none" fo:font-weight="normal" officeooo:rsid="06cf168f" style:text-blinking="false" fo:background-color="#ffffff" loext:char-shading-value="0" style:font-name-asian="Times New Roman1" style:font-weight-asian="normal" style:font-name-complex="Arial" style:font-weight-complex="normal" loext:padding="0cm" loext:border="none"/>
    </style:style>
    <style:style style:name="T141" style:family="text">
      <style:text-properties fo:color="#000000" style:text-line-through-style="none" style:text-line-through-type="none" style:font-name="DejaVu Sans" style:text-underline-style="none" fo:font-weight="normal" officeooo:rsid="06d020e9" style:text-blinking="false" fo:background-color="#ffffff" loext:char-shading-value="0" style:font-name-asian="Times New Roman1" style:font-weight-asian="normal" style:font-name-complex="Arial" style:font-weight-complex="normal" loext:padding="0cm" loext:border="none"/>
    </style:style>
    <style:style style:name="T142" style:family="text">
      <style:text-properties fo:color="#000000" style:text-line-through-style="none" style:text-line-through-type="none" style:font-name="DejaVu Sans" style:text-underline-style="none" fo:font-weight="normal" officeooo:rsid="06d21d21" style:text-blinking="false" fo:background-color="#ffffff" loext:char-shading-value="0" style:font-name-asian="Times New Roman1" style:font-weight-asian="normal" style:font-name-complex="Arial" style:font-weight-complex="normal" loext:padding="0cm" loext:border="none"/>
    </style:style>
    <style:style style:name="T143" style:family="text">
      <style:text-properties fo:color="#000000" style:text-line-through-style="none" style:text-line-through-type="none" style:font-name="DejaVu Sans" style:text-underline-style="none" fo:font-weight="normal" officeooo:rsid="0448b80b" style:text-blinking="false" fo:background-color="#ffffff" loext:char-shading-value="0" style:font-name-asian="Times New Roman1" style:font-weight-asian="normal" style:font-name-complex="Arial" style:font-weight-complex="normal" loext:padding="0cm" loext:border="none"/>
    </style:style>
    <style:style style:name="T144" style:family="text">
      <style:text-properties fo:color="#000000" style:text-line-through-style="none" style:text-line-through-type="none" style:font-name="DejaVu Sans" style:text-underline-style="none" fo:font-weight="normal" officeooo:rsid="044da878" style:text-blinking="false" fo:background-color="#ffffff" loext:char-shading-value="0" style:font-name-asian="Times New Roman1" style:font-weight-asian="normal" style:font-name-complex="Arial" style:font-weight-complex="normal" loext:padding="0cm" loext:border="none"/>
    </style:style>
    <style:style style:name="T145" style:family="text">
      <style:text-properties fo:color="#000000" style:text-line-through-style="none" style:text-line-through-type="none" style:font-name="DejaVu Sans" style:text-underline-style="none" fo:font-weight="normal" officeooo:rsid="06dc0246" style:text-blinking="false" fo:background-color="#ffffff" loext:char-shading-value="0" style:font-name-asian="Times New Roman1" style:font-weight-asian="normal" style:font-name-complex="Arial" style:font-weight-complex="normal" loext:padding="0cm" loext:border="none"/>
    </style:style>
    <style:style style:name="T146" style:family="text">
      <style:text-properties fo:color="#000000" style:text-line-through-style="none" style:text-line-through-type="none" style:font-name="DejaVu Sans" style:text-underline-style="none" fo:font-weight="normal" officeooo:rsid="0590c709" style:text-blinking="false" fo:background-color="#ffffff" loext:char-shading-value="0" style:font-name-asian="Times New Roman1" style:font-weight-asian="normal" style:font-name-complex="Arial" style:font-weight-complex="normal" loext:padding="0cm" loext:border="none"/>
    </style:style>
    <style:style style:name="T147" style:family="text">
      <style:text-properties fo:color="#000000" style:text-line-through-style="none" style:text-line-through-type="none" style:font-name="DejaVu Sans" style:text-underline-style="none" fo:font-weight="normal" officeooo:rsid="0737d8ee" style:text-blinking="false" fo:background-color="#ffffff" loext:char-shading-value="0" style:font-name-asian="Times New Roman1" style:font-weight-asian="normal" style:font-name-complex="Arial" style:font-weight-complex="normal" loext:padding="0cm" loext:border="none"/>
    </style:style>
    <style:style style:name="T148" style:family="text">
      <style:text-properties fo:color="#000000" style:text-line-through-style="none" style:text-line-through-type="none" style:font-name="DejaVu Sans" style:text-underline-style="none" fo:font-weight="normal" officeooo:rsid="056ed7f5" style:text-blinking="false" fo:background-color="#ffffff" loext:char-shading-value="0" style:font-name-asian="Times New Roman1" style:font-weight-asian="normal" style:font-name-complex="Arial" style:font-weight-complex="normal" loext:padding="0cm" loext:border="none"/>
    </style:style>
    <style:style style:name="T149" style:family="text">
      <style:text-properties fo:color="#000000" style:text-line-through-style="none" style:text-line-through-type="none" style:font-name="DejaVu Sans" style:text-underline-style="none" fo:font-weight="normal" officeooo:rsid="0437f767" style:text-blinking="false" fo:background-color="#ffffff" loext:char-shading-value="0" style:font-name-asian="Times New Roman1" style:font-weight-asian="normal" style:font-name-complex="Arial" style:font-weight-complex="normal" loext:padding="0cm" loext:border="none"/>
    </style:style>
    <style:style style:name="T150" style:family="text">
      <style:text-properties fo:color="#000000" style:text-line-through-style="none" style:text-line-through-type="none" style:font-name="DejaVu Sans" style:text-underline-style="none" fo:font-weight="normal" officeooo:rsid="06a6ab11" style:text-blinking="false" fo:background-color="#ffffff" loext:char-shading-value="0" style:font-name-asian="Times New Roman1" style:font-weight-asian="normal" style:font-name-complex="Arial" style:font-weight-complex="normal" loext:padding="0cm" loext:border="none"/>
    </style:style>
    <style:style style:name="T151" style:family="text">
      <style:text-properties fo:color="#000000" style:text-line-through-style="none" style:text-line-through-type="none" style:font-name="DejaVu Sans" style:text-underline-style="none" fo:font-weight="normal" officeooo:rsid="06ad7205" style:text-blinking="false" fo:background-color="#ffffff" loext:char-shading-value="0" style:font-name-asian="Times New Roman1" style:font-weight-asian="normal" style:font-name-complex="Arial" style:font-weight-complex="normal" loext:padding="0cm" loext:border="none"/>
    </style:style>
    <style:style style:name="T152" style:family="text">
      <style:text-properties fo:color="#000000" style:text-line-through-style="none" style:text-line-through-type="none" style:font-name="DejaVu Sans" style:text-underline-style="none" fo:font-weight="normal" officeooo:rsid="06af44ac" style:text-blinking="false" fo:background-color="#ffffff" loext:char-shading-value="0" style:font-name-asian="Times New Roman1" style:font-weight-asian="normal" style:font-name-complex="Arial" style:font-weight-complex="normal" loext:padding="0cm" loext:border="none"/>
    </style:style>
    <style:style style:name="T153" style:family="text">
      <style:text-properties fo:color="#000000" style:text-line-through-style="none" style:text-line-through-type="none" style:font-name="DejaVu Sans" style:text-underline-style="none" fo:font-weight="normal" officeooo:rsid="06ae4c00" style:text-blinking="false" fo:background-color="#ffffff" loext:char-shading-value="0" style:font-name-asian="Times New Roman1" style:font-weight-asian="normal" style:font-name-complex="Arial" style:font-weight-complex="normal" loext:padding="0cm" loext:border="none"/>
    </style:style>
    <style:style style:name="T154" style:family="text">
      <style:text-properties fo:color="#000000" style:text-line-through-style="none" style:text-line-through-type="none" style:font-name="DejaVu Sans" style:text-underline-style="none" fo:font-weight="normal" officeooo:rsid="06b05293" style:text-blinking="false" fo:background-color="#ffffff" loext:char-shading-value="0" style:font-name-asian="Times New Roman1" style:font-weight-asian="normal" style:font-name-complex="Arial" style:font-weight-complex="normal" loext:padding="0cm" loext:border="none"/>
    </style:style>
    <style:style style:name="T155" style:family="text">
      <style:text-properties fo:color="#000000" style:text-line-through-style="none" style:text-line-through-type="none" style:font-name="DejaVu Sans" style:text-underline-style="none" fo:font-weight="normal" officeooo:rsid="06ae7b47" style:text-blinking="false" fo:background-color="#ffffff" loext:char-shading-value="0" style:font-name-asian="Times New Roman1" style:font-weight-asian="normal" style:font-name-complex="Arial" style:font-weight-complex="normal" loext:padding="0cm" loext:border="none"/>
    </style:style>
    <style:style style:name="T156" style:family="text">
      <style:text-properties fo:color="#000000" style:text-line-through-style="none" style:text-line-through-type="none" style:font-name="DejaVu Sans" style:text-underline-style="none" fo:font-weight="normal" officeooo:rsid="06b41173" style:text-blinking="false" fo:background-color="#ffffff" loext:char-shading-value="0" style:font-name-asian="Times New Roman1" style:font-weight-asian="normal" style:font-name-complex="Arial" style:font-weight-complex="normal" loext:padding="0cm" loext:border="none"/>
    </style:style>
    <style:style style:name="T157" style:family="text">
      <style:text-properties fo:color="#000000" style:text-line-through-style="none" style:text-line-through-type="none" style:font-name="DejaVu Sans" style:text-underline-style="none" fo:font-weight="normal" officeooo:rsid="06b4dd66" style:text-blinking="false" fo:background-color="#ffffff" loext:char-shading-value="0" style:font-name-asian="Times New Roman1" style:font-weight-asian="normal" style:font-name-complex="Arial" style:font-weight-complex="normal" loext:padding="0cm" loext:border="none"/>
    </style:style>
    <style:style style:name="T158" style:family="text">
      <style:text-properties fo:color="#000000" style:text-line-through-style="none" style:text-line-through-type="none" style:font-name="DejaVu Sans" style:text-underline-style="none" fo:font-weight="normal" officeooo:rsid="043f8a17" style:text-blinking="false" fo:background-color="#ffffff" loext:char-shading-value="0" style:font-name-asian="Times New Roman1" style:font-weight-asian="normal" style:font-name-complex="Arial" style:font-weight-complex="normal" loext:padding="0cm" loext:border="none"/>
    </style:style>
    <style:style style:name="T159" style:family="text">
      <style:text-properties fo:color="#000000" style:text-line-through-style="none" style:text-line-through-type="none" style:font-name="DejaVu Sans" style:text-underline-style="none" fo:font-weight="normal" officeooo:rsid="078272c2" style:text-blinking="false" fo:background-color="#ffffff" loext:char-shading-value="0" style:font-name-asian="Times New Roman1" style:font-weight-asian="normal" style:font-name-complex="Arial" style:font-weight-complex="normal" loext:padding="0cm" loext:border="none"/>
    </style:style>
    <style:style style:name="T160" style:family="text">
      <style:text-properties fo:color="#000000" style:text-line-through-style="none" style:text-line-through-type="none" style:font-name="DejaVu Sans" style:text-underline-style="none" fo:font-weight="normal" officeooo:rsid="07850031" style:text-blinking="false" fo:background-color="#ffffff" loext:char-shading-value="0" style:font-name-asian="Times New Roman1" style:font-weight-asian="normal" style:font-name-complex="Arial" style:font-weight-complex="normal" loext:padding="0cm" loext:border="none"/>
    </style:style>
    <style:style style:name="T161" style:family="text">
      <style:text-properties fo:color="#000000" style:text-line-through-style="none" style:text-line-through-type="none" style:font-name="DejaVu Sans" style:text-underline-style="none" fo:font-weight="normal" officeooo:rsid="07863094" style:text-blinking="false" fo:background-color="#ffffff" loext:char-shading-value="0" style:font-name-asian="Times New Roman1" style:font-weight-asian="normal" style:font-name-complex="Arial" style:font-weight-complex="normal" loext:padding="0cm" loext:border="none"/>
    </style:style>
    <style:style style:name="T162" style:family="text">
      <style:text-properties fo:color="#000000" style:text-line-through-style="none" style:text-line-through-type="none" style:font-name="DejaVu Sans" style:text-underline-style="none" fo:font-weight="normal" officeooo:rsid="07879b8b" style:text-blinking="false" fo:background-color="#ffffff" loext:char-shading-value="0" style:font-name-asian="Times New Roman1" style:font-weight-asian="normal" style:font-name-complex="Arial" style:font-weight-complex="normal" loext:padding="0cm" loext:border="none"/>
    </style:style>
    <style:style style:name="T163" style:family="text">
      <style:text-properties fo:color="#000000" style:text-line-through-style="none" style:text-line-through-type="none" style:font-name="DejaVu Sans" style:text-underline-style="none" fo:font-weight="normal" officeooo:rsid="0789f1a5" style:text-blinking="false" fo:background-color="#ffffff" loext:char-shading-value="0" style:font-name-asian="Times New Roman1" style:font-weight-asian="normal" style:font-name-complex="Arial" style:font-weight-complex="normal" loext:padding="0cm" loext:border="none"/>
    </style:style>
    <style:style style:name="T164" style:family="text">
      <style:text-properties fo:color="#000000" style:text-line-through-style="none" style:text-line-through-type="none" style:font-name="DejaVu Sans" style:text-underline-style="none" fo:font-weight="normal" officeooo:rsid="04ab6315" style:text-blinking="false" fo:background-color="#ffffff" loext:char-shading-value="0" style:font-name-asian="Times New Roman1" style:font-weight-asian="normal" style:font-name-complex="Arial" style:font-weight-complex="normal" loext:padding="0cm" loext:border="none"/>
    </style:style>
    <style:style style:name="T165" style:family="text">
      <style:text-properties fo:color="#000000" style:text-line-through-style="none" style:text-line-through-type="none" style:font-name="DejaVu Sans" style:text-underline-style="none" fo:font-weight="normal" officeooo:rsid="0456586d" style:text-blinking="false" fo:background-color="#ffffff" loext:char-shading-value="0" style:font-name-asian="Times New Roman1" style:font-weight-asian="normal" style:font-name-complex="Arial" style:font-weight-complex="normal" loext:padding="0cm" loext:border="none"/>
    </style:style>
    <style:style style:name="T166" style:family="text">
      <style:text-properties fo:color="#000000" style:text-line-through-style="none" style:text-line-through-type="none" style:font-name="DejaVu Sans" style:text-underline-style="none" fo:font-weight="normal" officeooo:rsid="06b82dee" style:text-blinking="false" fo:background-color="#ffffff" loext:char-shading-value="0" style:font-name-asian="Times New Roman1" style:font-weight-asian="normal" style:font-name-complex="Arial" style:font-weight-complex="normal" loext:padding="0cm" loext:border="none"/>
    </style:style>
    <style:style style:name="T167" style:family="text">
      <style:text-properties fo:color="#000000" style:text-line-through-style="none" style:text-line-through-type="none" style:font-name="DejaVu Sans" style:text-underline-style="none" fo:font-weight="normal" officeooo:rsid="06b93843" style:text-blinking="false" fo:background-color="#ffffff" loext:char-shading-value="0" style:font-name-asian="Times New Roman1" style:font-weight-asian="normal" style:font-name-complex="Arial" style:font-weight-complex="normal" loext:padding="0cm" loext:border="none"/>
    </style:style>
    <style:style style:name="T168" style:family="text">
      <style:text-properties fo:color="#000000" style:text-line-through-style="none" style:text-line-through-type="none" style:font-name="DejaVu Sans" style:text-underline-style="none" fo:font-weight="normal" officeooo:rsid="06e46517" style:text-blinking="false" fo:background-color="#ffffff" loext:char-shading-value="0" style:font-name-asian="Times New Roman1" style:font-weight-asian="normal" style:font-name-complex="Arial" style:font-weight-complex="normal" loext:padding="0cm" loext:border="none"/>
    </style:style>
    <style:style style:name="T169" style:family="text">
      <style:text-properties fo:color="#000000" style:text-line-through-style="none" style:text-line-through-type="none" style:font-name="DejaVu Sans" style:text-underline-style="none" fo:font-weight="normal" officeooo:rsid="06e549fa" style:text-blinking="false" fo:background-color="#ffffff" loext:char-shading-value="0" style:font-name-asian="Times New Roman1" style:font-weight-asian="normal" style:font-name-complex="Arial" style:font-weight-complex="normal" loext:padding="0cm" loext:border="none"/>
    </style:style>
    <style:style style:name="T170" style:family="text">
      <style:text-properties fo:color="#000000" style:text-line-through-style="none" style:text-line-through-type="none" style:font-name="DejaVu Sans" style:text-underline-style="none" fo:font-weight="normal" officeooo:rsid="07a61bed" style:text-blinking="false" fo:background-color="#ffffff" loext:char-shading-value="0" style:font-name-asian="Times New Roman1" style:font-weight-asian="normal" style:font-name-complex="Arial" style:font-weight-complex="normal" loext:padding="0cm" loext:border="none"/>
    </style:style>
    <style:style style:name="T171" style:family="text">
      <style:text-properties fo:color="#000000" style:text-line-through-style="none" style:text-line-through-type="none" style:font-name="DejaVu Sans" style:text-underline-style="none" fo:font-weight="normal" officeooo:rsid="06e56ec9" style:text-blinking="false" fo:background-color="#ffffff" loext:char-shading-value="0" style:font-name-asian="Times New Roman1" style:font-weight-asian="normal" style:font-name-complex="Arial" style:font-weight-complex="normal" loext:padding="0cm" loext:border="none"/>
    </style:style>
    <style:style style:name="T172" style:family="text">
      <style:text-properties fo:color="#000000" style:text-line-through-style="none" style:text-line-through-type="none" style:font-name="DejaVu Sans" style:text-underline-style="none" fo:font-weight="normal" officeooo:rsid="06e5cd71" style:text-blinking="false" fo:background-color="#ffffff" loext:char-shading-value="0" style:font-name-asian="Times New Roman1" style:font-weight-asian="normal" style:font-name-complex="Arial" style:font-weight-complex="normal" loext:padding="0cm" loext:border="none"/>
    </style:style>
    <style:style style:name="T173" style:family="text">
      <style:text-properties fo:color="#000000" style:text-line-through-style="none" style:text-line-through-type="none" style:font-name="DejaVu Sans" style:text-underline-style="none" fo:font-weight="normal" officeooo:rsid="07a63f5a" style:text-blinking="false" fo:background-color="#ffffff" loext:char-shading-value="0" style:font-name-asian="Times New Roman1" style:font-weight-asian="normal" style:font-name-complex="Arial" style:font-weight-complex="normal" loext:padding="0cm" loext:border="none"/>
    </style:style>
    <style:style style:name="T174" style:family="text">
      <style:text-properties fo:color="#000000" style:text-line-through-style="none" style:text-line-through-type="none" style:font-name="DejaVu Sans" style:text-underline-style="none" fo:font-weight="normal" officeooo:rsid="06ea5e30" style:text-blinking="false" fo:background-color="#ffffff" loext:char-shading-value="0" style:font-name-asian="Times New Roman1" style:font-weight-asian="normal" style:font-name-complex="Arial" style:font-weight-complex="normal" loext:padding="0cm" loext:border="none"/>
    </style:style>
    <style:style style:name="T175" style:family="text">
      <style:text-properties fo:color="#000000" style:text-line-through-style="none" style:text-line-through-type="none" style:font-name="DejaVu Sans" style:text-underline-style="none" fo:font-weight="normal" officeooo:rsid="06eaea12" style:text-blinking="false" fo:background-color="#ffffff" loext:char-shading-value="0" style:font-name-asian="Times New Roman1" style:font-weight-asian="normal" style:font-name-complex="Arial" style:font-weight-complex="normal" loext:padding="0cm" loext:border="none"/>
    </style:style>
    <style:style style:name="T176" style:family="text">
      <style:text-properties fo:color="#000000" style:text-line-through-style="none" style:text-line-through-type="none" style:font-name="DejaVu Sans" style:text-underline-style="none" fo:font-weight="normal" officeooo:rsid="06ef62d7" style:text-blinking="false" fo:background-color="#ffffff" loext:char-shading-value="0" style:font-name-asian="Times New Roman1" style:font-weight-asian="normal" style:font-name-complex="Arial" style:font-weight-complex="normal" loext:padding="0cm" loext:border="none"/>
    </style:style>
    <style:style style:name="T177" style:family="text">
      <style:text-properties fo:color="#000000" style:text-line-through-style="none" style:text-line-through-type="none" style:font-name="DejaVu Sans" style:text-underline-style="none" fo:font-weight="normal" officeooo:rsid="06f000e4" style:text-blinking="false" fo:background-color="#ffffff" loext:char-shading-value="0" style:font-name-asian="Times New Roman1" style:font-weight-asian="normal" style:font-name-complex="Arial" style:font-weight-complex="normal" loext:padding="0cm" loext:border="none"/>
    </style:style>
    <style:style style:name="T178" style:family="text">
      <style:text-properties fo:color="#000000" style:text-line-through-style="none" style:text-line-through-type="none" style:font-name="DejaVu Sans" style:text-underline-style="none" fo:font-weight="normal" officeooo:rsid="06f01b54" style:text-blinking="false" fo:background-color="#ffffff" loext:char-shading-value="0" style:font-name-asian="Times New Roman1" style:font-weight-asian="normal" style:font-name-complex="Arial" style:font-weight-complex="normal" loext:padding="0cm" loext:border="none"/>
    </style:style>
    <style:style style:name="T179" style:family="text">
      <style:text-properties fo:color="#000000" style:text-line-through-style="none" style:text-line-through-type="none" style:font-name="DejaVu Sans" style:text-underline-style="none" fo:font-weight="normal" officeooo:rsid="06f11cc2" style:text-blinking="false" fo:background-color="#ffffff" loext:char-shading-value="0" style:font-name-asian="Times New Roman1" style:font-weight-asian="normal" style:font-name-complex="Arial" style:font-weight-complex="normal" loext:padding="0cm" loext:border="none"/>
    </style:style>
    <style:style style:name="T180" style:family="text">
      <style:text-properties fo:color="#000000" style:text-line-through-style="none" style:text-line-through-type="none" style:font-name="DejaVu Sans" style:text-underline-style="none" fo:font-weight="normal" officeooo:rsid="06a78525" style:text-blinking="false" fo:background-color="#ffffff" loext:char-shading-value="0" style:font-name-asian="Times New Roman1" style:font-weight-asian="normal" style:font-name-complex="Arial" style:font-weight-complex="normal" loext:padding="0cm" loext:border="none"/>
    </style:style>
    <style:style style:name="T181" style:family="text">
      <style:text-properties fo:color="#000000" style:text-line-through-style="none" style:text-line-through-type="none" style:font-name="DejaVu Sans" style:text-underline-style="none" fo:font-weight="normal" officeooo:rsid="06a8950c" style:text-blinking="false" fo:background-color="#ffffff" loext:char-shading-value="0" style:font-name-asian="Times New Roman1" style:font-weight-asian="normal" style:font-name-complex="Arial" style:font-weight-complex="normal" loext:padding="0cm" loext:border="none"/>
    </style:style>
    <style:style style:name="T182" style:family="text">
      <style:text-properties fo:color="#000000" style:text-line-through-style="none" style:text-line-through-type="none" style:font-name="DejaVu Sans" style:text-underline-style="none" fo:font-weight="normal" officeooo:rsid="06aa918f" style:text-blinking="false" fo:background-color="#ffffff" loext:char-shading-value="0" style:font-name-asian="Times New Roman1" style:font-weight-asian="normal" style:font-name-complex="Arial" style:font-weight-complex="normal" loext:padding="0cm" loext:border="none"/>
    </style:style>
    <style:style style:name="T183" style:family="text">
      <style:text-properties fo:color="#000000" style:text-line-through-style="none" style:text-line-through-type="none" style:font-name="DejaVu Sans" style:text-underline-style="none" fo:font-weight="normal" officeooo:rsid="06df2c93" style:text-blinking="false" fo:background-color="#ffffff" loext:char-shading-value="0" style:font-name-asian="Times New Roman1" style:font-weight-asian="normal" style:font-name-complex="Arial" style:font-weight-complex="normal" loext:padding="0cm" loext:border="none"/>
    </style:style>
    <style:style style:name="T184" style:family="text">
      <style:text-properties fo:color="#000000" style:text-line-through-style="none" style:text-line-through-type="none" style:font-name="DejaVu Sans" style:text-underline-style="none" fo:font-weight="normal" officeooo:rsid="06e11705" style:text-blinking="false" fo:background-color="#ffffff" loext:char-shading-value="0" style:font-name-asian="Times New Roman1" style:font-weight-asian="normal" style:font-name-complex="Arial" style:font-weight-complex="normal" loext:padding="0cm" loext:border="none"/>
    </style:style>
    <style:style style:name="T185" style:family="text">
      <style:text-properties fo:color="#000000" style:text-line-through-style="none" style:text-line-through-type="none" style:text-underline-style="none" fo:font-weight="normal" officeooo:rsid="03fad359" style:text-blinking="false" fo:background-color="#ffffff" loext:char-shading-value="0" style:font-name-asian="Times New Roman1" style:font-weight-asian="normal" style:font-name-complex="Arial" style:font-weight-complex="normal" loext:padding="0cm" loext:border="none"/>
    </style:style>
    <style:style style:name="T186" style:family="text">
      <style:text-properties fo:color="#ff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ff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ff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ff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ff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ff0000" style:text-line-through-style="none" style:text-line-through-type="none"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fo:font-size="9pt" style:text-underline-style="none" fo:font-weight="bold" officeooo:rsid="043e82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fo:font-size="9pt" style:text-underline-style="none" fo:font-weight="bold" officeooo:rsid="045bfb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fo:font-size="9pt" style:text-underline-style="none" fo:font-weight="bold" officeooo:rsid="0456586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fo:font-size="9pt" style:text-underline-style="none" fo:font-weight="normal" officeooo:rsid="043587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fo:font-size="9pt" style:text-underline-style="none" fo:font-weight="normal" officeooo:rsid="04389d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ff0000" style:text-line-through-style="none" style:text-line-through-type="none" fo:font-size="9pt" style:text-underline-style="none" fo:font-weight="normal" officeooo:rsid="045658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ff0000" style:text-line-through-style="none" style:text-line-through-type="none" fo:font-size="9pt" style:text-underline-style="none" fo:font-weight="normal" officeooo:rsid="04585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ff0000" style:text-line-through-style="none" style:text-line-through-type="none" fo:font-size="9pt" style:text-underline-style="none" fo:font-weight="normal" officeooo:rsid="045ce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ff0000" style:text-line-through-style="none" style:text-line-through-type="none" fo:font-size="9pt" style:text-underline-style="none" fo:font-weight="normal" officeooo:rsid="04511f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ff0000" style:text-line-through-style="none" style:text-line-through-type="none" fo:font-size="9pt" style:text-underline-style="none" fo:font-weight="normal" officeooo:rsid="044f8f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ff0000" style:text-line-through-style="none" style:text-line-through-type="none" fo:font-size="9pt" style:text-underline-style="none" fo:font-weight="normal" officeooo:rsid="04528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ff0000" style:text-line-through-style="none" style:text-line-through-type="none" style:font-name="Calibri" fo:font-size="9pt" style:text-underline-style="none" fo:font-weight="bold" officeooo:rsid="045bfb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Calibri" fo:font-size="9pt" style:text-underline-style="none" fo:font-weight="bold" officeooo:rsid="0456586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Calibri" fo:font-size="9pt" style:text-underline-style="none" fo:font-weight="normal" officeooo:rsid="04511f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ff0000" style:text-line-through-style="none" style:text-line-through-type="none" style:font-name="Calibri" fo:font-size="9pt" style:text-underline-style="none" fo:font-weight="normal" officeooo:rsid="044f8f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ff0000" style:text-line-through-style="none" style:text-line-through-type="none" style:font-name="Calibri" fo:font-size="9pt" style:text-underline-style="none" fo:font-weight="normal" officeooo:rsid="04528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ff0000" style:text-line-through-style="none" style:text-line-through-type="none" style:font-name="Calibri" fo:font-size="9pt" style:text-underline-style="none" fo:font-weight="normal" officeooo:rsid="045658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ff0000" style:text-line-through-style="none" style:text-line-through-type="none" style:font-name="Calibri" fo:font-size="9pt" style:text-underline-style="none" fo:font-weight="normal" officeooo:rsid="04585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ff0000" style:text-line-through-style="none" style:text-line-through-type="none" style:font-name="Calibri" fo:font-size="9pt" style:text-underline-style="none" fo:font-weight="normal" officeooo:rsid="045ce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ff0000" style:text-line-through-style="none" style:text-line-through-type="none" style:font-name="DejaVu Sans" fo:font-size="9pt" style:text-underline-style="none" fo:font-weight="bold" officeooo:rsid="043e82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8"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9"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0"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1"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ff0000" style:text-line-through-style="none" style:text-line-through-type="none" style:font-name="DejaVu Sans" fo:font-size="9pt" style:text-underline-style="none" fo:font-weight="bold" officeooo:rsid="045bfb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ff0000" style:text-line-through-style="none" style:text-line-through-type="none" style:font-name="DejaVu Sans" fo:font-size="9pt" style:text-underline-style="none" fo:font-weight="bold" officeooo:rsid="0456586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ff0000" style:text-line-through-style="none" style:text-line-through-type="none" style:font-name="DejaVu Sans" fo:font-size="9pt" style:text-underline-style="none" fo:font-weight="normal" officeooo:rsid="043587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6" style:family="text">
      <style:text-properties fo:color="#ff0000" style:text-line-through-style="none" style:text-line-through-type="none" style:font-name="DejaVu Sans" fo:font-size="9pt" style:text-underline-style="none" fo:font-weight="normal" officeooo:rsid="04389d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7" style:family="text">
      <style:text-properties fo:color="#ff0000" style:text-line-through-style="none" style:text-line-through-type="none" style:font-name="DejaVu Sans" fo:font-size="9pt" style:text-underline-style="none" fo:font-weight="normal" officeooo:rsid="045658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8" style:family="text">
      <style:text-properties fo:color="#ff0000" style:text-line-through-style="none" style:text-line-through-type="none" style:font-name="DejaVu Sans" fo:font-size="9pt" style:text-underline-style="none" fo:font-weight="normal" officeooo:rsid="04585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9" style:family="text">
      <style:text-properties fo:color="#ff0000" style:text-line-through-style="none" style:text-line-through-type="none" style:font-name="DejaVu Sans" fo:font-size="9pt" style:text-underline-style="none" fo:font-weight="normal" officeooo:rsid="045ce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0" style:family="text">
      <style:text-properties fo:color="#ff0000" style:text-line-through-style="none" style:text-line-through-type="none" style:font-name="DejaVu Sans" fo:font-size="9pt" style:text-underline-style="none" fo:font-weight="normal" officeooo:rsid="04511f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1" style:family="text">
      <style:text-properties fo:color="#ff0000" style:text-line-through-style="none" style:text-line-through-type="none" style:font-name="DejaVu Sans" fo:font-size="9pt" style:text-underline-style="none" fo:font-weight="normal" officeooo:rsid="044f8f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2" style:family="text">
      <style:text-properties fo:color="#ff0000" style:text-line-through-style="none" style:text-line-through-type="none" style:font-name="DejaVu Sans" fo:font-size="9pt" style:text-underline-style="none" fo:font-weight="normal" officeooo:rsid="04528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3" style:family="text">
      <style:text-properties fo:color="#ff0000" style:text-line-through-style="none" style:text-line-through-type="none" style:font-name="DejaVu Sans" style:text-underline-style="none" fo:font-weight="bold" officeooo:rsid="07352dae" style:text-blinking="false" fo:background-color="#ffffff" loext:char-shading-value="0" style:font-name-asian="Times New Roman1" style:font-weight-asian="bold" style:font-name-complex="Arial" style:font-weight-complex="bold" loext:padding="0cm" loext:border="none"/>
    </style:style>
    <style:style style:name="T324" style:family="text">
      <style:text-properties fo:color="#ff0000" style:text-line-through-style="none" style:text-line-through-type="none" style:font-name="DejaVu Sans" style:text-underline-style="none" fo:font-weight="bold" officeooo:rsid="0736a9a1" style:text-blinking="false" fo:background-color="#ffffff" loext:char-shading-value="0" style:font-name-asian="Times New Roman1" style:font-weight-asian="bold" style:font-name-complex="Arial" style:font-weight-complex="bold" loext:padding="0cm" loext:border="none"/>
    </style:style>
    <style:style style:name="T325" style:family="text">
      <style:text-properties fo:color="#ff0000" style:text-line-through-style="none" style:text-line-through-type="none" style:font-name="DejaVu Sans" style:text-underline-style="none" fo:font-weight="bold" officeooo:rsid="0737d8ee" style:text-blinking="false" fo:background-color="#ffffff" loext:char-shading-value="0" style:font-name-asian="Times New Roman1" style:font-weight-asian="bold" style:font-name-complex="Arial" style:font-weight-complex="bold" loext:padding="0cm" loext:border="none"/>
    </style:style>
    <style:style style:name="T326" style:family="text">
      <style:text-properties fo:color="#ff0000" style:text-line-through-style="none" style:text-line-through-type="none" style:font-name="DejaVu Sans" style:text-underline-style="none" fo:font-weight="bold" officeooo:rsid="04126984" style:text-blinking="false" fo:background-color="#ffffff" loext:char-shading-value="0" style:font-name-asian="Times New Roman1" style:font-weight-asian="bold" style:font-name-complex="Arial" style:font-weight-complex="bold" loext:padding="0cm" loext:border="none"/>
    </style:style>
    <style:style style:name="T327" style:family="text">
      <style:text-properties fo:color="#ff0000" style:text-line-through-style="none" style:text-line-through-type="none" style:font-name="DejaVu Sans" style:text-underline-style="none" fo:font-weight="bold" officeooo:rsid="03b6b4be" style:text-blinking="false" fo:background-color="#ffffff" loext:char-shading-value="0" style:font-name-asian="Times New Roman1" style:font-weight-asian="bold" style:font-name-complex="Arial" style:font-weight-complex="bold" loext:padding="0cm" loext:border="none"/>
    </style:style>
    <style:style style:name="T328" style:family="text">
      <style:text-properties fo:color="#ff0000" style:text-line-through-style="none" style:text-line-through-type="none" style:font-name="DejaVu Sans" style:text-underline-style="none" fo:font-weight="bold" officeooo:rsid="03b9066c" style:text-blinking="false" fo:background-color="#ffffff" loext:char-shading-value="0" style:font-name-asian="Times New Roman1" style:font-weight-asian="bold" style:font-name-complex="Arial" style:font-weight-complex="bold" loext:padding="0cm" loext:border="none"/>
    </style:style>
    <style:style style:name="T329" style:family="text">
      <style:text-properties fo:color="#ff0000" style:text-line-through-style="none" style:text-line-through-type="none" style:font-name="DejaVu Sans" style:text-underline-style="none" fo:font-weight="bold" officeooo:rsid="04315100" style:text-blinking="false" fo:background-color="#ffffff" loext:char-shading-value="0" style:font-name-asian="Times New Roman1" style:font-weight-asian="bold" style:font-name-complex="Arial" style:font-weight-complex="bold" loext:padding="0cm" loext:border="none"/>
    </style:style>
    <style:style style:name="T330" style:family="text">
      <style:text-properties fo:color="#ff0000" style:text-line-through-style="none" style:text-line-through-type="none" style:font-name="DejaVu Sans" style:text-underline-style="none" fo:font-weight="bold" officeooo:rsid="04196750" style:text-blinking="false" fo:background-color="#ffffff" loext:char-shading-value="0" style:font-name-asian="Times New Roman1" style:font-weight-asian="bold" style:font-name-complex="Arial" style:font-weight-complex="bold" loext:padding="0cm" loext:border="none"/>
    </style:style>
    <style:style style:name="T331" style:family="text">
      <style:text-properties fo:color="#ff0000" style:text-line-through-style="none" style:text-line-through-type="none" style:font-name="DejaVu Sans" style:text-underline-style="none" fo:font-weight="bold" officeooo:rsid="041dd5b5" style:text-blinking="false" fo:background-color="#ffffff" loext:char-shading-value="0" style:font-name-asian="Times New Roman1" style:font-weight-asian="bold" style:font-name-complex="Arial" style:font-weight-complex="bold" loext:padding="0cm" loext:border="none"/>
    </style:style>
    <style:style style:name="T332" style:family="text">
      <style:text-properties fo:color="#ff0000" style:text-line-through-style="none" style:text-line-through-type="none" style:font-name="DejaVu Sans" style:text-underline-style="none" fo:font-weight="bold" officeooo:rsid="041be0e4" style:text-blinking="false" fo:background-color="#ffffff" loext:char-shading-value="0" style:font-name-asian="Times New Roman1" style:font-weight-asian="bold" style:font-name-complex="Arial" style:font-weight-complex="bold" loext:padding="0cm" loext:border="none"/>
    </style:style>
    <style:style style:name="T333" style:family="text">
      <style:text-properties fo:color="#ff0000" style:text-line-through-style="none" style:text-line-through-type="none" style:font-name="DejaVu Sans" style:text-underline-style="none" fo:font-weight="bold" officeooo:rsid="0768dee4" style:text-blinking="false" fo:background-color="#ffffff" loext:char-shading-value="0" style:font-name-asian="Times New Roman1" style:font-weight-asian="bold" style:font-name-complex="Arial" style:font-weight-complex="bold" loext:padding="0cm" loext:border="none"/>
    </style:style>
    <style:style style:name="T334" style:family="text">
      <style:text-properties fo:color="#ff0000" style:text-line-through-style="none" style:text-line-through-type="none" style:font-name="DejaVu Sans" style:text-underline-style="none" fo:font-weight="bold" officeooo:rsid="07443634" style:text-blinking="false" fo:background-color="#ffffff" loext:char-shading-value="0" style:font-name-asian="Times New Roman1" style:font-weight-asian="bold" style:font-name-complex="Arial" style:font-weight-complex="bold" loext:padding="0cm" loext:border="none"/>
    </style:style>
    <style:style style:name="T335" style:family="text">
      <style:text-properties fo:color="#ff0000" style:text-line-through-style="none" style:text-line-through-type="none" style:font-name="DejaVu Sans" style:text-underline-style="none" fo:font-weight="bold" officeooo:rsid="076197d2" style:text-blinking="false" fo:background-color="#ffffff" loext:char-shading-value="0" style:font-name-asian="Times New Roman1" style:font-weight-asian="bold" style:font-name-complex="Arial" style:font-weight-complex="bold" loext:padding="0cm" loext:border="none"/>
    </style:style>
    <style:style style:name="T336" style:family="text">
      <style:text-properties fo:color="#ff0000" style:text-line-through-style="none" style:text-line-through-type="none" style:font-name="DejaVu Sans" style:text-underline-style="none" fo:font-weight="bold" officeooo:rsid="076e7de4" style:text-blinking="false" fo:background-color="#ffffff" loext:char-shading-value="0" style:font-name-asian="Times New Roman1" style:font-weight-asian="bold" style:font-name-complex="Arial" style:font-weight-complex="bold" loext:padding="0cm" loext:border="none"/>
    </style:style>
    <style:style style:name="T337" style:family="text">
      <style:text-properties fo:color="#ff0000" style:text-line-through-style="none" style:text-line-through-type="none" style:font-name="DejaVu Sans" style:text-underline-style="none" fo:font-weight="bold" officeooo:rsid="073a4fb4" style:text-blinking="false" fo:background-color="#ffffff" loext:char-shading-value="0" style:font-name-asian="Times New Roman1" style:font-weight-asian="bold" style:font-name-complex="Arial" style:font-weight-complex="bold" loext:padding="0cm" loext:border="none"/>
    </style:style>
    <style:style style:name="T338" style:family="text">
      <style:text-properties fo:color="#ff0000" style:text-line-through-style="none" style:text-line-through-type="none" style:font-name="DejaVu Sans" style:text-underline-style="none" fo:font-weight="bold" officeooo:rsid="042553ef" style:text-blinking="false" fo:background-color="#ffffff" loext:char-shading-value="0" style:font-name-asian="Times New Roman1" style:font-weight-asian="bold" style:font-name-complex="Arial" style:font-weight-complex="bold" loext:padding="0cm" loext:border="none"/>
    </style:style>
    <style:style style:name="T339" style:family="text">
      <style:text-properties fo:color="#ff0000" style:text-line-through-style="none" style:text-line-through-type="none" style:font-name="DejaVu Sans" style:text-underline-style="none" fo:font-weight="bold" officeooo:rsid="0421d0cd" style:text-blinking="false" fo:background-color="#ffffff" loext:char-shading-value="0" style:font-name-asian="Times New Roman1" style:font-weight-asian="bold" style:font-name-complex="Arial" style:font-weight-complex="bold" loext:padding="0cm" loext:border="none"/>
    </style:style>
    <style:style style:name="T340" style:family="text">
      <style:text-properties fo:color="#ff0000" style:text-line-through-style="none" style:text-line-through-type="none" style:font-name="DejaVu Sans" style:text-underline-style="none" fo:font-weight="bold" officeooo:rsid="0423640e" style:text-blinking="false" fo:background-color="#ffffff" loext:char-shading-value="0" style:font-name-asian="Times New Roman1" style:font-weight-asian="bold" style:font-name-complex="Arial" style:font-weight-complex="bold" loext:padding="0cm" loext:border="none"/>
    </style:style>
    <style:style style:name="T341" style:family="text">
      <style:text-properties fo:color="#ff0000" style:text-line-through-style="none" style:text-line-through-type="none" style:font-name="DejaVu Sans" style:text-underline-style="none" fo:font-weight="bold" officeooo:rsid="073fe5b1" style:text-blinking="false" fo:background-color="#ffffff" loext:char-shading-value="0" style:font-name-asian="Times New Roman1" style:font-weight-asian="bold" style:font-name-complex="Arial" style:font-weight-complex="bold" loext:padding="0cm" loext:border="none"/>
    </style:style>
    <style:style style:name="T342" style:family="text">
      <style:text-properties fo:color="#ff0000" style:text-line-through-style="none" style:text-line-through-type="none" style:font-name="DejaVu Sans" style:text-underline-style="none" fo:font-weight="bold" officeooo:rsid="0741affa" style:text-blinking="false" fo:background-color="#ffffff" loext:char-shading-value="0" style:font-name-asian="Times New Roman1" style:font-weight-asian="bold" style:font-name-complex="Arial" style:font-weight-complex="bold" loext:padding="0cm" loext:border="none"/>
    </style:style>
    <style:style style:name="T343" style:family="text">
      <style:text-properties fo:color="#ff0000" style:text-line-through-style="none" style:text-line-through-type="none" style:font-name="DejaVu Sans" style:text-underline-style="none" fo:font-weight="bold" officeooo:rsid="0747eccd" style:text-blinking="false" fo:background-color="#ffffff" loext:char-shading-value="0" style:font-name-asian="Times New Roman1" style:font-weight-asian="bold" style:font-name-complex="Arial" style:font-weight-complex="bold" loext:padding="0cm" loext:border="none"/>
    </style:style>
    <style:style style:name="T344" style:family="text">
      <style:text-properties fo:color="#ff0000" style:text-line-through-style="none" style:text-line-through-type="none" style:font-name="DejaVu Sans" style:text-underline-style="none" fo:font-weight="bold" officeooo:rsid="0433d316" style:text-blinking="false" fo:background-color="#ffffff" loext:char-shading-value="0" style:font-name-asian="Times New Roman1" style:font-weight-asian="bold" style:font-name-complex="Arial" style:font-weight-complex="bold" loext:padding="0cm" loext:border="none"/>
    </style:style>
    <style:style style:name="T345" style:family="text">
      <style:text-properties fo:color="#ff0000" style:text-line-through-style="none" style:text-line-through-type="none" style:font-name="DejaVu Sans" style:text-underline-style="none" fo:font-weight="bold" officeooo:rsid="05de0212" style:text-blinking="false" fo:background-color="#ffffff" loext:char-shading-value="0" style:font-name-asian="Times New Roman1" style:font-weight-asian="bold" style:font-name-complex="Arial" style:font-weight-complex="bold" loext:padding="0cm" loext:border="none"/>
    </style:style>
    <style:style style:name="T346" style:family="text">
      <style:text-properties fo:color="#ff0000" style:text-line-through-style="none" style:text-line-through-type="none" style:font-name="DejaVu Sans" style:text-underline-style="none" fo:font-weight="bold" officeooo:rsid="07669203" style:text-blinking="false" fo:background-color="#ffffff" loext:char-shading-value="0" style:font-name-asian="Times New Roman1" style:font-weight-asian="bold" style:font-name-complex="Arial" style:font-weight-complex="bold" loext:padding="0cm" loext:border="none"/>
    </style:style>
    <style:style style:name="T347" style:family="text">
      <style:text-properties fo:color="#ff0000" style:text-line-through-style="none" style:text-line-through-type="none" style:font-name="DejaVu Sans" style:text-underline-style="none" fo:font-weight="bold" officeooo:rsid="07662fbd" style:text-blinking="false" fo:background-color="#ffffff" loext:char-shading-value="0" style:font-name-asian="Times New Roman1" style:font-weight-asian="bold" style:font-name-complex="Arial" style:font-weight-complex="bold" loext:padding="0cm" loext:border="none"/>
    </style:style>
    <style:style style:name="T348" style:family="text">
      <style:text-properties fo:color="#ff0000" style:text-line-through-style="none" style:text-line-through-type="none" style:font-name="DejaVu Sans" style:text-underline-style="none" fo:font-weight="bold" officeooo:rsid="074a3b95" style:text-blinking="false" fo:background-color="#ffffff" loext:char-shading-value="0" style:font-name-asian="Times New Roman1" style:font-weight-asian="bold" style:font-name-complex="Arial" style:font-weight-complex="bold" loext:padding="0cm" loext:border="none"/>
    </style:style>
    <style:style style:name="T349" style:family="text">
      <style:text-properties fo:color="#ff0000" style:text-line-through-style="none" style:text-line-through-type="none" style:font-name="DejaVu Sans" style:text-underline-style="none" fo:font-weight="bold" officeooo:rsid="04330378" style:text-blinking="false" fo:background-color="#ffffff" loext:char-shading-value="0" style:font-name-asian="Times New Roman1" style:font-weight-asian="bold" style:font-name-complex="Arial" style:font-weight-complex="bold" loext:padding="0cm" loext:border="none"/>
    </style:style>
    <style:style style:name="T350" style:family="text">
      <style:text-properties fo:color="#ff0000" style:text-line-through-style="none" style:text-line-through-type="none" style:font-name="DejaVu Sans" style:text-underline-style="none" fo:font-weight="bold" officeooo:rsid="074cc08e" style:text-blinking="false" fo:background-color="#ffffff" loext:char-shading-value="0" style:font-name-asian="Times New Roman1" style:font-weight-asian="bold" style:font-name-complex="Arial" style:font-weight-complex="bold" loext:padding="0cm" loext:border="none"/>
    </style:style>
    <style:style style:name="T351" style:family="text">
      <style:text-properties fo:color="#ff0000" style:text-line-through-style="none" style:text-line-through-type="none" style:font-name="DejaVu Sans" style:text-underline-style="none" fo:font-weight="bold" officeooo:rsid="076981cb" style:text-blinking="false" fo:background-color="#ffffff" loext:char-shading-value="0" style:font-name-asian="Times New Roman1" style:font-weight-asian="bold" style:font-name-complex="Arial" style:font-weight-complex="bold" loext:padding="0cm" loext:border="none"/>
    </style:style>
    <style:style style:name="T352" style:family="text">
      <style:text-properties fo:color="#ff0000" style:text-line-through-style="none" style:text-line-through-type="none" style:font-name="DejaVu Sans" style:text-underline-style="none" fo:font-weight="bold" officeooo:rsid="0768e81b" style:text-blinking="false" fo:background-color="#ffffff" loext:char-shading-value="0" style:font-name-asian="Times New Roman1" style:font-weight-asian="bold" style:font-name-complex="Arial" style:font-weight-complex="bold" loext:padding="0cm" loext:border="none"/>
    </style:style>
    <style:style style:name="T353" style:family="text">
      <style:text-properties fo:color="#ff0000" style:text-line-through-style="none" style:text-line-through-type="none" style:font-name="DejaVu Sans" style:text-underline-style="none" fo:font-weight="bold" officeooo:rsid="043e823e" style:text-blinking="false" fo:background-color="#ffffff" loext:char-shading-value="0" style:font-name-asian="Times New Roman1" style:font-weight-asian="bold" style:font-name-complex="Arial" style:font-weight-complex="bold" loext:padding="0cm" loext:border="none"/>
    </style:style>
    <style:style style:name="T354" style:family="text">
      <style:text-properties fo:color="#ff0000" style:text-line-through-style="none" style:text-line-through-type="none" style:font-name="DejaVu Sans" style:text-underline-style="none" fo:font-weight="bold" officeooo:rsid="0791fcb1" style:text-blinking="false" fo:background-color="#ffffff" loext:char-shading-value="0" style:font-name-asian="Times New Roman1" style:font-weight-asian="bold" style:font-name-complex="Arial" style:font-weight-complex="bold" loext:padding="0cm" loext:border="none"/>
    </style:style>
    <style:style style:name="T355" style:family="text">
      <style:text-properties fo:color="#ff0000" style:text-line-through-style="none" style:text-line-through-type="none" style:font-name="DejaVu Sans" style:text-underline-style="none" fo:font-weight="bold" officeooo:rsid="074f1590" style:text-blinking="false" fo:background-color="#ffffff" loext:char-shading-value="0" style:font-name-asian="Times New Roman1" style:font-weight-asian="bold" style:font-name-complex="Arial" style:font-weight-complex="bold" loext:padding="0cm" loext:border="none"/>
    </style:style>
    <style:style style:name="T356" style:family="text">
      <style:text-properties fo:color="#ff0000" style:text-line-through-style="none" style:text-line-through-type="none" style:font-name="DejaVu Sans" style:text-underline-style="none" fo:font-weight="bold" officeooo:rsid="077f8bb5" style:text-blinking="false" fo:background-color="#ffffff" loext:char-shading-value="0" style:font-name-asian="Times New Roman1" style:font-weight-asian="bold" style:font-name-complex="Arial" style:font-weight-complex="bold" loext:padding="0cm" loext:border="none"/>
    </style:style>
    <style:style style:name="T357" style:family="text">
      <style:text-properties fo:color="#ff0000" style:text-line-through-style="none" style:text-line-through-type="none" style:font-name="DejaVu Sans" style:text-underline-style="none" fo:font-weight="bold" officeooo:rsid="07510725" style:text-blinking="false" fo:background-color="#ffffff" loext:char-shading-value="0" style:font-name-asian="Times New Roman1" style:font-weight-asian="bold" style:font-name-complex="Arial" style:font-weight-complex="bold" loext:padding="0cm" loext:border="none"/>
    </style:style>
    <style:style style:name="T358" style:family="text">
      <style:text-properties fo:color="#ff0000" style:text-line-through-style="none" style:text-line-through-type="none" style:font-name="DejaVu Sans" style:text-underline-style="none" fo:font-weight="bold" officeooo:rsid="077ad1e0" style:text-blinking="false" fo:background-color="#ffffff" loext:char-shading-value="0" style:font-name-asian="Times New Roman1" style:font-weight-asian="bold" style:font-name-complex="Arial" style:font-weight-complex="bold" loext:padding="0cm" loext:border="none"/>
    </style:style>
    <style:style style:name="T359" style:family="text">
      <style:text-properties fo:color="#ff0000" style:text-line-through-style="none" style:text-line-through-type="none" style:font-name="DejaVu Sans" style:text-underline-style="none" fo:font-weight="bold" officeooo:rsid="042637c8" style:text-blinking="false" fo:background-color="#ffffff" loext:char-shading-value="0" style:font-name-asian="Times New Roman1" style:font-weight-asian="bold" style:font-name-complex="Arial" style:font-weight-complex="bold" loext:padding="0cm" loext:border="none"/>
    </style:style>
    <style:style style:name="T360" style:family="text">
      <style:text-properties fo:color="#ff0000" style:text-line-through-style="none" style:text-line-through-type="none" style:font-name="DejaVu Sans" style:text-underline-style="none" fo:font-weight="bold" officeooo:rsid="0752f420" style:text-blinking="false" fo:background-color="#ffffff" loext:char-shading-value="0" style:font-name-asian="Times New Roman1" style:font-weight-asian="bold" style:font-name-complex="Arial" style:font-weight-complex="bold" loext:padding="0cm" loext:border="none"/>
    </style:style>
    <style:style style:name="T361" style:family="text">
      <style:text-properties fo:color="#ff0000" style:text-line-through-style="none" style:text-line-through-type="none" style:font-name="DejaVu Sans" style:text-underline-style="none" fo:font-weight="bold" officeooo:rsid="0753922d" style:text-blinking="false" fo:background-color="#ffffff" loext:char-shading-value="0" style:font-name-asian="Times New Roman1" style:font-weight-asian="bold" style:font-name-complex="Arial" style:font-weight-complex="bold" loext:padding="0cm" loext:border="none"/>
    </style:style>
    <style:style style:name="T362" style:family="text">
      <style:text-properties fo:color="#ff0000" style:text-line-through-style="none" style:text-line-through-type="none" style:font-name="DejaVu Sans" style:text-underline-style="none" fo:font-weight="bold" officeooo:rsid="0755449e" style:text-blinking="false" fo:background-color="#ffffff" loext:char-shading-value="0" style:font-name-asian="Times New Roman1" style:font-weight-asian="bold" style:font-name-complex="Arial" style:font-weight-complex="bold" loext:padding="0cm" loext:border="none"/>
    </style:style>
    <style:style style:name="T363" style:family="text">
      <style:text-properties fo:color="#ff0000" style:text-line-through-style="none" style:text-line-through-type="none" style:font-name="DejaVu Sans" style:text-underline-style="none" fo:font-weight="bold" officeooo:rsid="0756ffed" style:text-blinking="false" fo:background-color="#ffffff" loext:char-shading-value="0" style:font-name-asian="Times New Roman1" style:font-weight-asian="bold" style:font-name-complex="Arial" style:font-weight-complex="bold" loext:padding="0cm" loext:border="none"/>
    </style:style>
    <style:style style:name="T364" style:family="text">
      <style:text-properties fo:color="#ff0000" style:text-line-through-style="none" style:text-line-through-type="none" style:font-name="DejaVu Sans" style:text-underline-style="none" fo:font-weight="bold" officeooo:rsid="075a34de" style:text-blinking="false" fo:background-color="#ffffff" loext:char-shading-value="0" style:font-name-asian="Times New Roman1" style:font-weight-asian="bold" style:font-name-complex="Arial" style:font-weight-complex="bold" loext:padding="0cm" loext:border="none"/>
    </style:style>
    <style:style style:name="T365" style:family="text">
      <style:text-properties fo:color="#ff0000" style:text-line-through-style="none" style:text-line-through-type="none" style:font-name="DejaVu Sans" style:text-underline-style="none" fo:font-weight="bold" officeooo:rsid="075a4e79" style:text-blinking="false" fo:background-color="#ffffff" loext:char-shading-value="0" style:font-name-asian="Times New Roman1" style:font-weight-asian="bold" style:font-name-complex="Arial" style:font-weight-complex="bold" loext:padding="0cm" loext:border="none"/>
    </style:style>
    <style:style style:name="T366" style:family="text">
      <style:text-properties fo:color="#ff0000" style:text-line-through-style="none" style:text-line-through-type="none" style:font-name="DejaVu Sans" style:text-underline-style="none" fo:font-weight="bold" officeooo:rsid="078d9cbd" style:text-blinking="false" fo:background-color="#ffffff" loext:char-shading-value="0" style:font-name-asian="Times New Roman1" style:font-weight-asian="bold" style:font-name-complex="Arial" style:font-weight-complex="bold" loext:padding="0cm" loext:border="none"/>
    </style:style>
    <style:style style:name="T367" style:family="text">
      <style:text-properties fo:color="#ff0000" style:text-line-through-style="none" style:text-line-through-type="none" style:font-name="DejaVu Sans" style:text-underline-style="none" fo:font-weight="bold" officeooo:rsid="078f6c43" style:text-blinking="false" fo:background-color="#ffffff" loext:char-shading-value="0" style:font-name-asian="Times New Roman1" style:font-weight-asian="bold" style:font-name-complex="Arial" style:font-weight-complex="bold" loext:padding="0cm" loext:border="none"/>
    </style:style>
    <style:style style:name="T368" style:family="text">
      <style:text-properties fo:color="#ff0000" style:text-line-through-style="none" style:text-line-through-type="none" style:font-name="DejaVu Sans" style:text-underline-style="none" fo:font-weight="bold" officeooo:rsid="079087c3" style:text-blinking="false" fo:background-color="#ffffff" loext:char-shading-value="0" style:font-name-asian="Times New Roman1" style:font-weight-asian="bold" style:font-name-complex="Arial" style:font-weight-complex="bold" loext:padding="0cm" loext:border="none"/>
    </style:style>
    <style:style style:name="T369" style:family="text">
      <style:text-properties fo:color="#ff0000" style:text-line-through-style="none" style:text-line-through-type="none" style:font-name="DejaVu Sans" style:text-underline-style="none" fo:font-weight="bold" officeooo:rsid="0790ce86" style:text-blinking="false" fo:background-color="#ffffff" loext:char-shading-value="0" style:font-name-asian="Times New Roman1" style:font-weight-asian="bold" style:font-name-complex="Arial" style:font-weight-complex="bold" loext:padding="0cm" loext:border="none"/>
    </style:style>
    <style:style style:name="T370" style:family="text">
      <style:text-properties fo:color="#ff0000" style:text-line-through-style="none" style:text-line-through-type="none" style:font-name="DejaVu Sans" style:text-underline-style="none" fo:font-weight="bold" officeooo:rsid="040eeef0" style:text-blinking="false" fo:background-color="#ffffff" loext:char-shading-value="0" style:font-name-asian="Times New Roman1" style:font-weight-asian="bold" style:font-name-complex="Arial" style:font-weight-complex="bold" loext:padding="0cm" loext:border="none"/>
    </style:style>
    <style:style style:name="T371" style:family="text">
      <style:text-properties fo:color="#ff0000" style:text-line-through-style="none" style:text-line-through-type="none" style:font-name="DejaVu Sans" style:text-underline-style="none" fo:font-weight="bold" officeooo:rsid="0410a32f" style:text-blinking="false" fo:background-color="#ffffff" loext:char-shading-value="0" style:font-name-asian="Times New Roman1" style:font-weight-asian="bold" style:font-name-complex="Arial" style:font-weight-complex="bold" loext:padding="0cm" loext:border="none"/>
    </style:style>
    <style:style style:name="T372" style:family="text">
      <style:text-properties fo:color="#ff0000" style:text-line-through-style="none" style:text-line-through-type="none" style:font-name="DejaVu Sans" style:text-underline-style="none" fo:font-weight="bold" officeooo:rsid="043441e4" style:text-blinking="false" fo:background-color="#ffffff" loext:char-shading-value="0" style:font-name-asian="Times New Roman1" style:font-weight-asian="bold" style:font-name-complex="Arial" style:font-weight-complex="bold" loext:padding="0cm" loext:border="none"/>
    </style:style>
    <style:style style:name="T373" style:family="text">
      <style:text-properties fo:color="#ff0000" style:text-line-through-style="none" style:text-line-through-type="none" style:font-name="DejaVu Sans" style:text-underline-style="none" fo:font-weight="bold" officeooo:rsid="078272c2" style:text-blinking="false" fo:background-color="#ffffff" loext:char-shading-value="0" style:font-name-asian="Times New Roman1" style:font-weight-asian="bold" style:font-name-complex="Arial" style:font-weight-complex="bold" loext:padding="0cm" loext:border="none"/>
    </style:style>
    <style:style style:name="T374" style:family="text">
      <style:text-properties fo:color="#ff0000" style:text-line-through-style="none" style:text-line-through-type="none" style:font-name="DejaVu Sans" style:text-underline-style="none" fo:font-weight="bold" officeooo:rsid="04415d21" style:text-blinking="false" fo:background-color="#ffffff" loext:char-shading-value="0" style:font-name-asian="Times New Roman1" style:font-weight-asian="bold" style:font-name-complex="Arial" style:font-weight-complex="bold" loext:padding="0cm" loext:border="none"/>
    </style:style>
    <style:style style:name="T375" style:family="text">
      <style:text-properties fo:color="#ff0000" style:text-line-through-style="none" style:text-line-through-type="none" style:font-name="DejaVu Sans" style:text-underline-style="none" fo:font-weight="bold" officeooo:rsid="045bfbbf" style:text-blinking="false" fo:background-color="#ffffff" loext:char-shading-value="0" style:font-name-asian="Times New Roman1" style:font-weight-asian="bold" style:font-name-complex="Arial" style:font-weight-complex="bold" loext:padding="0cm" loext:border="none"/>
    </style:style>
    <style:style style:name="T376" style:family="text">
      <style:text-properties fo:color="#ff0000" style:text-line-through-style="none" style:text-line-through-type="none" style:font-name="DejaVu Sans" style:text-underline-style="none" fo:font-weight="bold" officeooo:rsid="0456586d" style:text-blinking="false" fo:background-color="#ffffff" loext:char-shading-value="0" style:font-name-asian="Times New Roman1" style:font-weight-asian="bold" style:font-name-complex="Arial" style:font-weight-complex="bold" loext:padding="0cm" loext:border="none"/>
    </style:style>
    <style:style style:name="T377" style:family="text">
      <style:text-properties fo:color="#ff0000" style:text-line-through-style="none" style:text-line-through-type="none" style:font-name="DejaVu Sans" style:text-underline-style="none" fo:font-weight="normal" officeooo:rsid="0435876b" style:text-blinking="false" fo:background-color="#ffffff" loext:char-shading-value="0" style:font-name-asian="Times New Roman1" style:font-weight-asian="normal" style:font-name-complex="Arial" style:font-weight-complex="normal" loext:padding="0cm" loext:border="none"/>
    </style:style>
    <style:style style:name="T378" style:family="text">
      <style:text-properties fo:color="#ff0000" style:text-line-through-style="none" style:text-line-through-type="none" style:font-name="DejaVu Sans" style:text-underline-style="none" fo:font-weight="normal" officeooo:rsid="04389dad" style:text-blinking="false" fo:background-color="#ffffff" loext:char-shading-value="0" style:font-name-asian="Times New Roman1" style:font-weight-asian="normal" style:font-name-complex="Arial" style:font-weight-complex="normal" loext:padding="0cm" loext:border="none"/>
    </style:style>
    <style:style style:name="T379" style:family="text">
      <style:text-properties fo:color="#ff0000" style:text-line-through-style="none" style:text-line-through-type="none" style:font-name="DejaVu Sans" style:text-underline-style="none" fo:font-weight="normal" officeooo:rsid="0456586d" style:text-blinking="false" fo:background-color="#ffffff" loext:char-shading-value="0" style:font-name-asian="Times New Roman1" style:font-weight-asian="normal" style:font-name-complex="Arial" style:font-weight-complex="normal" loext:padding="0cm" loext:border="none"/>
    </style:style>
    <style:style style:name="T380" style:family="text">
      <style:text-properties fo:color="#ff0000" style:text-line-through-style="none" style:text-line-through-type="none" style:font-name="DejaVu Sans" style:text-underline-style="none" fo:font-weight="normal" officeooo:rsid="0458561c" style:text-blinking="false" fo:background-color="#ffffff" loext:char-shading-value="0" style:font-name-asian="Times New Roman1" style:font-weight-asian="normal" style:font-name-complex="Arial" style:font-weight-complex="normal" loext:padding="0cm" loext:border="none"/>
    </style:style>
    <style:style style:name="T381" style:family="text">
      <style:text-properties fo:color="#ff0000" style:text-line-through-style="none" style:text-line-through-type="none" style:font-name="DejaVu Sans" style:text-underline-style="none" fo:font-weight="normal" officeooo:rsid="045ced2e" style:text-blinking="false" fo:background-color="#ffffff" loext:char-shading-value="0" style:font-name-asian="Times New Roman1" style:font-weight-asian="normal" style:font-name-complex="Arial" style:font-weight-complex="normal" loext:padding="0cm" loext:border="none"/>
    </style:style>
    <style:style style:name="T382" style:family="text">
      <style:text-properties fo:color="#ff0000" style:text-line-through-style="none" style:text-line-through-type="none" style:font-name="DejaVu Sans" style:text-underline-style="none" fo:font-weight="normal" officeooo:rsid="04511f14" style:text-blinking="false" fo:background-color="#ffffff" loext:char-shading-value="0" style:font-name-asian="Times New Roman1" style:font-weight-asian="normal" style:font-name-complex="Arial" style:font-weight-complex="normal" loext:padding="0cm" loext:border="none"/>
    </style:style>
    <style:style style:name="T383" style:family="text">
      <style:text-properties fo:color="#ff0000" style:text-line-through-style="none" style:text-line-through-type="none" style:font-name="DejaVu Sans" style:text-underline-style="none" fo:font-weight="normal" officeooo:rsid="044f8f4b" style:text-blinking="false" fo:background-color="#ffffff" loext:char-shading-value="0" style:font-name-asian="Times New Roman1" style:font-weight-asian="normal" style:font-name-complex="Arial" style:font-weight-complex="normal" loext:padding="0cm" loext:border="none"/>
    </style:style>
    <style:style style:name="T384" style:family="text">
      <style:text-properties fo:color="#ff0000" style:text-line-through-style="none" style:text-line-through-type="none" style:font-name="DejaVu Sans" style:text-underline-style="none" fo:font-weight="normal" officeooo:rsid="045285f3" style:text-blinking="false" fo:background-color="#ffffff" loext:char-shading-value="0" style:font-name-asian="Times New Roman1" style:font-weight-asian="normal" style:font-name-complex="Arial" style:font-weight-complex="normal" loext:padding="0cm" loext:border="none"/>
    </style:style>
    <style:style style:name="T385" style:family="text">
      <style:text-properties fo:color="#ff0000" officeooo:rsid="0442bb24"/>
    </style:style>
    <style:style style:name="T386" style:family="text">
      <style:text-properties fo:color="#ff0000" officeooo:rsid="044a0da7"/>
    </style:style>
    <style:style style:name="T387" style:family="text">
      <style:text-properties fo:color="#ff0000" officeooo:rsid="044470a3"/>
    </style:style>
    <style:style style:name="T388" style:family="text">
      <style:text-properties fo:font-weight="normal" officeooo:rsid="059b2b55" style:font-weight-asian="normal" style:font-weight-complex="normal"/>
    </style:style>
    <style:style style:name="T389" style:family="text">
      <style:text-properties fo:font-weight="bold" style:font-weight-asian="bold" style:font-weight-complex="bold"/>
    </style:style>
    <style:style style:name="T390" style:family="text">
      <style:text-properties fo:font-weight="bold" officeooo:rsid="06fa06b7" style:font-weight-asian="bold" style:font-weight-complex="bold"/>
    </style:style>
    <style:style style:name="T391" style:family="text">
      <style:text-properties fo:font-weight="bold" officeooo:rsid="07039be1" style:font-weight-asian="bold" style:font-weight-complex="bold"/>
    </style:style>
    <style:style style:name="T392" style:family="text">
      <style:text-properties officeooo:rsid="06bdf1b6"/>
    </style:style>
    <style:style style:name="T393" style:family="text">
      <style:text-properties officeooo:rsid="044a0da7"/>
    </style:style>
    <style:style style:name="T394" style:family="text">
      <style:text-properties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5" style:family="text">
      <style:text-properties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6" style:family="text">
      <style:text-properties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7" style:family="text">
      <style:text-properties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8" style:family="text">
      <style:text-properties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9" style:family="text">
      <style:text-properties officeooo:rsid="0442bb24"/>
    </style:style>
    <style:style style:name="T400" style:family="text">
      <style:text-properties style:font-name="DejaVu Sans"/>
    </style:style>
    <style:style style:name="T401" style:family="text">
      <style:text-properties style:font-name="DejaVu Sans" fo:font-size="9pt" style:font-size-asian="9pt" style:font-size-complex="9pt"/>
    </style:style>
    <style:style style:name="T402" style:family="text">
      <style:text-properties style:font-name="DejaVu Sans" fo:font-size="9pt" officeooo:rsid="06fc9d01" style:font-size-asian="9pt" style:font-size-complex="9pt"/>
    </style:style>
    <style:style style:name="T403" style:family="text">
      <style:text-properties fo:font-size="9pt" style:font-size-asian="9pt" style:font-size-complex="9pt"/>
    </style:style>
    <style:style style:name="T404" style:family="text">
      <style:text-properties officeooo:rsid="07039be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bullet text:level="3" text:bullet-char="●">
        <style:list-level-properties text:space-before="3.242cm" text:min-label-width="0.499cm"/>
        <style:text-properties style:font-name="StarSymbol"/>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392">BookMyShow</text:span></text:p>
      <text:p text:style-name="P30"><text:span text:style-name="T388">()</text:span></text:p>
      <text:list xml:id="list8513971331825424959" text:style-name="L1">
        <text:list-item>
          <text:p text:style-name="P9"><text:span text:style-name="Source_20_Text"><text:span text:style-name="T313">What is the benefit of microservice architecture?</text:span></text:span></text:p>
        </text:list-item>
        <text:list-item>
          <text:p text:style-name="P9"><text:span text:style-name="Source_20_Text"><text:span text:style-name="T313">Session management in case of sticky and non-sticky</text:span></text:span></text:p>
        </text:list-item>
        <text:list-item>
          <text:p text:style-name="P9"><text:span text:style-name="Source_20_Text"><text:span text:style-name="T314"/></text:span></text:p>
        </text:list-item>
        <text:list-item>
          <text:p text:style-name="P9"><text:span text:style-name="Source_20_Text"><text:span text:style-name="T314">Another ALD question can be:</text:span></text:span><text:span text:style-name="Source_20_Text"><text:span text:style-name="T317"> there should be such a arrangement for the n number of tickets so that maximum number of people can sit together </text:span></text:span><text:span text:style-name="Source_20_Text"><text:span text:style-name="T318">in minimum number of rows.</text:span></text:span></text:p>
        </text:list-item>
        <text:list-item>
          <text:p text:style-name="P9"><text:span text:style-name="Source_20_Text"><text:span text:style-name="T124"/></text:span></text:p>
        </text:list-item>
        <text:list-item>
          <text:p text:style-name="P9"><text:span text:style-name="Source_20_Text"><text:span text:style-name="T319">There should be three colors of the seats in the grid: white (unreserved), <text:s/>grey (reserved), black (booked),</text:span></text:span></text:p>
        </text:list-item>
        <text:list-item>
          <text:p text:style-name="P9"><text:span text:style-name="Source_20_Text"><text:span text:style-name="T124"/></text:span></text:p>
        </text:list-item>
        <text:list-item>
          <text:p text:style-name="P18"><text:span text:style-name="Source_20_Text"><text:span text:style-name="T261">What is this system and why is this used?</text:span></text:span></text:p>
          <text:p text:style-name="P2"><text:span text:style-name="Source_20_Text"><text:span text:style-name="T70">S</text:span></text:span><text:span text:style-name="Source_20_Text"><text:span text:style-name="T71">ystem provides its customers the ability to purchase theatre seats online. E-ticketing systems allow the customers to browse through movies currently being played and to book seats, anywhere and anytime.</text:span></text:span></text:p>
        </text:list-item>
        <text:list-item>
          <text:p text:style-name="P17"><text:span text:style-name="Source_20_Text"><text:span text:style-name="T262">Goals and Requirement</text:span></text:span><text:span text:style-name="Source_20_Text"><text:span text:style-name="T263">s</text:span></text:span><text:span text:style-name="Source_20_Text"><text:span text:style-name="T262"> of the system:</text:span></text:span></text:p>
          <text:list>
            <text:list-item>
              <text:p text:style-name="P1"><text:span text:style-name="Source_20_Text"><text:span text:style-name="T263">functional requirements,</text:span></text:span></text:p>
              <text:list>
                <text:list-item>
                  <text:p text:style-name="P3"><text:span text:style-name="Source_20_Text"><text:span text:style-name="T72">Our ticket booking service should be able to list down different cities where its affiliate cinemas are located.</text:span></text:span></text:p>
                </text:list-item>
                <text:list-item>
                  <text:p text:style-name="P4"><text:span text:style-name="Source_20_Text"><text:span text:style-name="T73">Once the user selects the city, the service should display the movies released in that particular city </text:span></text:span><text:span text:style-name="Source_20_Text"><text:span text:style-name="T74">and all the cinema halls of that city (in the drop down).</text:span></text:span></text:p>
                </text:list-item>
                <text:list-item>
                  <text:p text:style-name="P20"><text:span text:style-name="Source_20_Text"><text:span text:style-name="T75">User should be able to select </text:span></text:span><text:span text:style-name="Source_20_Text"><text:span text:style-name="T76">either </text:span></text:span><text:span text:style-name="Source_20_Text"><text:span text:style-name="T75">movie first or the cinema hall first.</text:span></text:span></text:p>
                  <text:list>
                    <text:list-item>
                      <text:p text:style-name="P24"><text:span text:style-name="Source_20_Text"><text:span text:style-name="T315">If the user selects the cinema hall first:</text:span></text:span></text:p>
                    </text:list-item>
                  </text:list>
                </text:list-item>
              </text:list>
            </text:list-item>
          </text:list>
        </text:list-item>
      </text:list>
      <text:list xml:id="list5581360790493819817" text:style-name="L6">
        <text:list-item>
          <text:list>
            <text:list-item>
              <text:list>
                <text:list-item>
                  <text:list>
                    <text:list-item>
                      <text:list>
                        <text:list-item>
                          <text:p text:style-name="P26"><text:span text:style-name="Source_20_Text"><text:span text:style-name="T315">then all the movie shows of that cinema hall with </text:span></text:span><text:span text:style-name="Source_20_Text"><text:span text:style-name="T316">their all </text:span></text:span><text:span text:style-name="Source_20_Text"><text:span text:style-name="T315">timing should be shown to the user,</text:span></text:span></text:p>
                        </text:list-item>
                      </text:list>
                    </text:list-item>
                  </text:list>
                </text:list-item>
              </text:list>
            </text:list-item>
          </text:list>
        </text:list-item>
      </text:list>
      <text:list xml:id="list121103338447216" text:continue-list="list8513971331825424959" text:style-name="L1">
        <text:list-item>
          <text:list>
            <text:list-item>
              <text:list>
                <text:list-item>
                  <text:list>
                    <text:list-item>
                      <text:p text:style-name="P24"><text:span text:style-name="Source_20_Text"><text:span text:style-name="T77">If the user selects the </text:span></text:span><text:span text:style-name="Source_20_Text"><text:span text:style-name="T78">movie</text:span></text:span><text:span text:style-name="Source_20_Text"><text:span text:style-name="T77"> first:</text:span></text:span></text:p>
                    </text:list-item>
                  </text:list>
                </text:list-item>
              </text:list>
            </text:list-item>
          </text:list>
        </text:list-item>
      </text:list>
      <text:list xml:id="list28327336211469806" text:style-name="L5">
        <text:list-item>
          <text:list>
            <text:list-item>
              <text:list>
                <text:list-item>
                  <text:list>
                    <text:list-item>
                      <text:list>
                        <text:list-item>
                          <text:p text:style-name="P25"><text:span text:style-name="Source_20_Text"><text:span text:style-name="T78">the service should display the cinemas running that movie and its available shows with time.</text:span></text:span></text:p>
                        </text:list-item>
                      </text:list>
                    </text:list-item>
                  </text:list>
                </text:list-item>
              </text:list>
            </text:list-item>
          </text:list>
        </text:list-item>
      </text:list>
      <text:list xml:id="list121104083324899" text:continue-list="list121103338447216" text:style-name="L1">
        <text:list-item>
          <text:list>
            <text:list-item>
              <text:list>
                <text:list-item>
                  <text:p text:style-name="P21"><text:span text:style-name="Source_20_Text"><text:span text:style-name="T79">Now the </text:span></text:span><text:span text:style-name="Source_20_Text"><text:span text:style-name="T80">user should be able to book their tickets.</text:span></text:span></text:p>
                </text:list-item>
                <text:list-item>
                  <text:p text:style-name="P21"><text:span text:style-name="Source_20_Text"><text:span text:style-name="T81">The service should be able to show the user the seating arrangement of the cinema hall. The user should be able to select multiple seats according to their preference.</text:span></text:span></text:p>
                </text:list-item>
                <text:list-item>
                  <text:p text:style-name="P22"><text:span text:style-name="Source_20_Text"><text:span text:style-name="T82">The user should be able to distinguish available seats from the booked ones.</text:span></text:span></text:p>
                </text:list-item>
                <text:list-item>
                  <text:p text:style-name="P23"><text:span text:style-name="Source_20_Text"><text:span text:style-name="T83">Users should be able to put a hold on the seats for five minutes before they make a payment to finalize the booking. </text:span></text:span><text:span text:style-name="Source_20_Text"><text:span text:style-name="T84">(observer pattern)</text:span></text:span></text:p>
                </text:list-item>
                <text:list-item>
                  <text:p text:style-name="P28"><text:span text:style-name="T393">If the payment fails then those seats should be shown available to that particular user and should be shown unavailable to the other users.</text:span></text:p>
                </text:list-item>
                <text:list-item>
                  <text:p text:style-name="P27"><text:span text:style-name="T399">The user should be able to wait if there is a chance that seats might become available – e.g. when holds by other users expire. (observer pattern)</text:span></text:p>
                </text:list-item>
                <text:list-item>
                  <text:p text:style-name="P29">Waiting customers should be serviced fairly in a first come first serve manner.</text:p>
                </text:list-item>
              </text:list>
            </text:list-item>
            <text:list-item>
              <text:p text:style-name="P1"><text:span text:style-name="Source_20_Text"><text:span text:style-name="T263">non-functional requirements and </text:span></text:span></text:p>
              <text:list>
                <text:list-item>
                  <text:p text:style-name="P5"><text:span text:style-name="Source_20_Text"><text:span text:style-name="T85">The system would need to be highly concurrent. There will be multiple booking requests for the same seat at any particular point in time. The service should handle this gracefully and fairly.</text:span></text:span></text:p>
                </text:list-item>
                <text:list-item>
                  <text:p text:style-name="P5"><text:span text:style-name="Source_20_Text"><text:span text:style-name="T86">The core thing of the service is ticket booking which means financial transactions. This means that the system should be secure and the database ACID compliant.</text:span></text:span></text:p>
                </text:list-item>
              </text:list>
            </text:list-item>
            <text:list-item>
              <text:p text:style-name="P1"><text:span text:style-name="Source_20_Text"><text:span text:style-name="T263">extended requirements.</text:span></text:span></text:p>
              <text:list>
                <text:list-item>
                  <text:p text:style-name="P6"><text:span text:style-name="Source_20_Text"><text:span text:style-name="T103">Different types of a</text:span></text:span><text:span text:style-name="Source_20_Text"><text:span text:style-name="T104">nalytics </text:span></text:span><text:span text:style-name="Source_20_Text"><text:span text:style-name="T103">should be recorded</text:span></text:span><text:span text:style-name="Source_20_Text"><text:span text:style-name="T105">.</text:span></text:span></text:p>
                </text:list-item>
              </text:list>
            </text:list-item>
          </text:list>
        </text:list-item>
        <text:list-item>
          <text:p text:style-name="P17"><text:span text:style-name="Source_20_Text"><text:span text:style-name="T264">Nature of business:</text:span></text:span></text:p>
          <text:list>
            <text:list-item>
              <text:p text:style-name="P19"><text:span text:style-name="Source_20_Text"><text:span text:style-name="T265">some of the features </text:span></text:span><text:span text:style-name="Source_20_Text"><text:span text:style-name="T266">need to</text:span></text:span><text:span text:style-name="Source_20_Text"><text:span text:style-name="T265"> be faster than the others,</text:span></text:span></text:p>
              <text:p text:style-name="P10"><text:span text:style-name="Source_20_Text"><text:span text:style-name="T107">Read from the system will be more than writes in the system but their ratio will be around 3 : 1. </text:span></text:span><text:span text:style-name="Source_20_Text"><text:span text:style-name="T108">On average a customer searches 2 or 3 </text:span></text:span><text:span text:style-name="Source_20_Text"><text:span text:style-name="T110">movies</text:span></text:span><text:span text:style-name="Source_20_Text"><text:span text:style-name="T108"> and then </text:span></text:span><text:span text:style-name="Source_20_Text"><text:span text:style-name="T111">book a ticket</text:span></text:span><text:span text:style-name="Source_20_Text"><text:span text:style-name="T108">. </text:span></text:span><text:span text:style-name="Source_20_Text"><text:span text:style-name="T109">So reads and writes both should be fast. As fast as possible.</text:span></text:span></text:p>
            </text:list-item>
            <text:list-item>
              <text:p text:style-name="P19"><text:span text:style-name="Source_20_Text"><text:span text:style-name="T265">some of the features </text:span></text:span><text:span text:style-name="Source_20_Text"><text:span text:style-name="T266">can</text:span></text:span><text:span text:style-name="Source_20_Text"><text:span text:style-name="T265"> be used more than the others during some specific time,</text:span></text:span></text:p>
              <text:p text:style-name="P11"><text:span text:style-name="Source_20_Text"><text:span text:style-name="T112">If any hot movie come then there will </text:span></text:span><text:span text:style-name="Source_20_Text"><text:span text:style-name="T113">be</text:span></text:span><text:span text:style-name="Source_20_Text"><text:span text:style-name="T112"> a </text:span></text:span><text:span text:style-name="Source_20_Text"><text:span text:style-name="T113">big</text:span></text:span><text:span text:style-name="Source_20_Text"><text:span text:style-name="T112"> spike in traffic. </text:span></text:span><text:span text:style-name="Source_20_Text"><text:span text:style-name="T114">But mostly all types of features will be used almost equally as we have already mentioned that read and write ratio is 3 : 1.</text:span></text:span></text:p>
            </text:list-item>
            <text:list-item>
              <text:p text:style-name="P19"><text:span text:style-name="Source_20_Text"><text:span text:style-name="T265">some of the features </text:span></text:span><text:span text:style-name="Source_20_Text"><text:span text:style-name="T266">can</text:span></text:span><text:span text:style-name="Source_20_Text"><text:span text:style-name="T265"> be used more than the others </text:span></text:span><text:span text:style-name="Source_20_Text"><text:span text:style-name="T267">from</text:span></text:span><text:span text:style-name="Source_20_Text"><text:span text:style-name="T265"> some specific </text:span></text:span><text:span text:style-name="Source_20_Text"><text:span text:style-name="T267">geolocation</text:span></text:span><text:span text:style-name="Source_20_Text"><text:span text:style-name="T265">,</text:span></text:span></text:p>
              <text:p text:style-name="P1"><text:span text:style-name="Source_20_Text"><text:span text:style-name="T115">The data related to some of the movies </text:span></text:span><text:span text:style-name="Source_20_Text"><text:span text:style-name="T116">can be stored on</text:span></text:span><text:span text:style-name="Source_20_Text"><text:span text:style-name="T115"> CDNs area wise </text:span></text:span><text:span text:style-name="Source_20_Text"><text:span text:style-name="T116">which</text:span></text:span><text:span text:style-name="Source_20_Text"><text:span text:style-name="T115"> can help to improve performance </text:span></text:span><text:span text:style-name="Source_20_Text"><text:span text:style-name="T117">as only some of the movies are released world wide same time.</text:span></text:span></text:p>
            </text:list-item>
          </text:list>
        </text:list-item>
        <text:list-item>
          <text:p text:style-name="P1"><text:span text:style-name="Source_20_Text"><text:span text:style-name="T268">Type of users:</text:span></text:span></text:p>
          <text:list>
            <text:list-item>
              <text:p text:style-name="P17"><text:soft-page-break/><text:span text:style-name="Source_20_Text"><text:span text:style-name="T269">Public users,</text:span></text:span></text:p>
              <text:p text:style-name="P1"><text:span text:style-name="Source_20_Text"><text:span text:style-name="T118">Public users can also book tickets using th</text:span></text:span><text:span text:style-name="Source_20_Text"><text:span text:style-name="T119">is site but they will need to provide email address and phone number before the payment.</text:span></text:span></text:p>
            </text:list-item>
            <text:list-item>
              <text:p text:style-name="P17"><text:span text:style-name="Source_20_Text"><text:span text:style-name="T270">Private use</text:span></text:span><text:span text:style-name="Source_20_Text"><text:span text:style-name="T269">rs,</text:span></text:span></text:p>
              <text:p text:style-name="P1"><text:span text:style-name="Source_20_Text"><text:span text:style-name="T120">Mainly the site will have private users.</text:span></text:span></text:p>
            </text:list-item>
            <text:list-item>
              <text:p text:style-name="P17"><text:span text:style-name="Source_20_Text"><text:span text:style-name="T270">Admin user,</text:span></text:span></text:p>
              <text:p text:style-name="P12"><text:span text:style-name="Source_20_Text"><text:span text:style-name="T121">The informations extracted </text:span></text:span><text:span text:style-name="Source_20_Text"><text:span text:style-name="T122">from analytics data should be provided to the admin user on the dashboard and he should be able to change the </text:span></text:span><text:span text:style-name="Source_20_Text"><text:span text:style-name="T123">settings and configuration of the site.</text:span></text:span></text:p>
            </text:list-item>
          </text:list>
        </text:list-item>
        <text:list-item>
          <text:p text:style-name="P1"><text:span text:style-name="Source_20_Text"><text:span text:style-name="T271">Some Design Considerations,</text:span></text:span></text:p>
          <text:list>
            <text:list-item>
              <text:p text:style-name="P7"><text:span text:style-name="Source_20_Text"><text:span text:style-name="T320">O</text:span></text:span><text:span text:style-name="Source_20_Text"><text:span text:style-name="T321">ur service require user authentication </text:span></text:span><text:span text:style-name="Source_20_Text"><text:span text:style-name="T322">optionally</text:span></text:span><text:span text:style-name="Source_20_Text"><text:span text:style-name="T321">. </text:span></text:span><text:span text:style-name="Source_20_Text"><text:span text:style-name="T322">If the user is not providing the authentication, then he needs to fill email address and phone no. before the payment.</text:span></text:span></text:p>
            </text:list-item>
            <text:list-item>
              <text:p text:style-name="P7"><text:span text:style-name="Source_20_Text"><text:span text:style-name="T106">The system will not handle partial ticket orders. Either user gets all the tickets they want, or they get nothing.</text:span></text:span></text:p>
            </text:list-item>
            <text:list-item>
              <text:p text:style-name="P8"><text:span text:style-name="Source_20_Text"><text:span text:style-name="T125">To stop system abuse, we can restrict users not to book more than ten seats.</text:span></text:span></text:p>
            </text:list-item>
            <text:list-item>
              <text:p text:style-name="P8"><text:span text:style-name="Source_20_Text"><text:span text:style-name="T125">We can assume that traffic would spike on popular/much-awaited movie releases, and the seats fill up pretty fast. The system should be scalable, highly available to cope up with the surge in traffic.</text:span></text:span></text:p>
            </text:list-item>
          </text:list>
        </text:list-item>
        <text:list-item>
          <text:p text:style-name="P17"><text:span text:style-name="Source_20_Text"><text:span text:style-name="T272">System APIs,</text:span></text:span></text:p>
          <text:list>
            <text:list-item>
              <text:p text:style-name="P17"><text:span text:style-name="Source_20_Text"><text:span text:style-name="T273">system APIs,</text:span></text:span></text:p>
              <text:p text:style-name="P1"><text:span text:style-name="Source_20_Text"><text:span text:style-name="T87">We can have SOAP or REST APIs to expose the functionality of our service. Following could be the definitions of the APIs to search movie shows and reserve seats:</text:span></text:span></text:p>
              <text:list>
                <text:list-item>
                  <text:p text:style-name="P31"><text:span text:style-name="T390">SearchMovies(keyword, city, lat_long, radius, start_datetime, end_datetime, postal_code, includeSpellcheck, results_per_page, sorting_order)</text:span></text:p>
                  <text:p text:style-name="P31"><text:span text:style-name="T390"/></text:p>
                  <text:p text:style-name="P13"><text:span text:style-name="Strong_20_Emphasis"><text:span text:style-name="T401">keyword (string):</text:span></text:span><text:span text:style-name="T401"> Keyword to search on.</text:span></text:p>
                  <text:p text:style-name="P13"><text:span text:style-name="Strong_20_Emphasis"><text:span text:style-name="T401">city (string):</text:span></text:span><text:span text:style-name="T401"> City to filter movies by.</text:span></text:p>
                  <text:p text:style-name="P13"><text:span text:style-name="Strong_20_Emphasis"><text:span text:style-name="T401">lat_long (string):</text:span></text:span><text:span text:style-name="T401"> Latitude and longitude to filter by.</text:span></text:p>
                  <text:p text:style-name="P13"><text:span text:style-name="Strong_20_Emphasis"><text:span text:style-name="T401">radius (number):</text:span></text:span><text:span text:style-name="T401"> Radius of the area in which we want to search for events.</text:span></text:p>
                  <text:p text:style-name="P13"><text:span text:style-name="Strong_20_Emphasis"><text:span text:style-name="T401">start_datetime (string):</text:span></text:span><text:span text:style-name="T401"> Filter movies with a starting datetime.</text:span></text:p>
                  <text:p text:style-name="P13"><text:span text:style-name="Strong_20_Emphasis"><text:span text:style-name="T401">end_datetime (string):</text:span></text:span><text:span text:style-name="T401"> Filter movies with an ending datetime.</text:span></text:p>
                  <text:p text:style-name="P13"><text:span text:style-name="Strong_20_Emphasis"><text:span text:style-name="T401">postal_code (string):</text:span></text:span><text:span text:style-name="T401"> Filter movies by postal code / zipcode.</text:span></text:p>
                  <text:p text:style-name="P13"><text:span text:style-name="Strong_20_Emphasis"><text:span text:style-name="T401">includeSpellcheck (Enum: “yes” or " no"):</text:span></text:span><text:span text:style-name="T401"> Yes, to include spell check suggestions in the response.</text:span></text:p>
                  <text:p text:style-name="P13"><text:span text:style-name="Strong_20_Emphasis"><text:span text:style-name="T401">results_per_page (number):</text:span></text:span><text:span text:style-name="T401"> How many results to return per page. Maximum is 30.</text:span></text:p>
                  <text:p text:style-name="P13"><text:span text:style-name="Strong_20_Emphasis"><text:span text:style-name="T401">sorting_order (string):</text:span></text:span><text:span text:style-name="T401"> Sorting order of the search result. Some allowable values : ‘name,asc’, ‘name,desc’, ‘date,asc’, ‘date,desc’, ‘distance,asc’, ‘name,date,asc’, ‘name,date,desc’, ‘date,name,asc’, ‘date,name,desc’.</text:span></text:p>
                  <text:p text:style-name="P13"><text:span text:style-name="T401"/></text:p>
                </text:list-item>
                <text:list-item>
                  <text:p text:style-name="P33"><text:span text:style-name="T389">ReserveSeats(session_id, movie_id, show_id, seats_to_reserve[])</text:span></text:p>
                  <text:p text:style-name="P33"><text:span text:style-name="T389"/></text:p>
                  <text:p text:style-name="P34"><text:span text:style-name="Strong_20_Emphasis"><text:span text:style-name="T401">session_id (string):</text:span></text:span><text:span text:style-name="T401"> User’s session ID to track this reservation. Once the reservation time expires, user’s reservation on the server will be removed using this ID.</text:span></text:p>
                  <text:p text:style-name="P34"><text:span text:style-name="Strong_20_Emphasis"><text:span text:style-name="T401">movie_id (string):</text:span></text:span><text:span text:style-name="T401"> Movie to reserve.</text:span></text:p>
                  <text:p text:style-name="P34"><text:span text:style-name="Strong_20_Emphasis"><text:span text:style-name="T401">show_id (string):</text:span></text:span><text:span text:style-name="T401"> Show to reserve.</text:span></text:p>
                  <text:p text:style-name="P34"><text:span text:style-name="Strong_20_Emphasis"><text:span text:style-name="T401">seats_to_reserve (number):</text:span></text:span><text:span text:style-name="T401"> An array containing seat IDs to reserve.</text:span></text:p>
                  <text:p text:style-name="P34"><text:span text:style-name="T401"/></text:p>
                  <text:p text:style-name="P32"><text:span text:style-name="T391">Response: </text:span>Returns the status of the reservation, which would be one of the following: 1) “Reservation Successful” 2) “Reservation Failed - Show Full,” 3) “Reservation Failed - Retry, as other users are holding reserved seats”.</text:p>
                  <text:p text:style-name="P32"/>
                </text:list-item>
                <text:list-item>
                  <text:p text:style-name="P32"/>
                </text:list-item>
              </text:list>
            </text:list-item>
            <text:list-item>
              <text:p text:style-name="P17"><text:span text:style-name="Source_20_Text"><text:span text:style-name="T274">Security and permissions means h</text:span></text:span><text:span text:style-name="Source_20_Text"><text:span text:style-name="T273">ow to detect and prevent abuse?</text:span></text:span></text:p>
              <text:list>
                <text:list-item>
                  <text:p text:style-name="P14"><text:span text:style-name="Source_20_Text"><text:span text:style-name="T2">We will need to have different rate limits for different apis. </text:span></text:span><text:span text:style-name="Source_20_Text"><text:span text:style-name="T3">For example, allowed </text:span></text:span><text:span text:style-name="Source_20_Text"><text:span text:style-name="T9">write API limit should be less than allowed read API limit</text:span></text:span><text:span text:style-name="Source_20_Text"><text:span text:style-name="T3">.</text:span></text:span></text:p>
                </text:list-item>
                <text:list-item>
                  <text:p text:style-name="P14"><text:span text:style-name="Source_20_Text"><text:span text:style-name="T186">Public users who are accessing the APIs, they should be identified by their IPs, mac address, etc. and they should not be allowed to create tinyUrls at more than allowed rate, means their should be some check on the rate of creation and accessing of tinyUrls by single user to stop the DOS attack. </text:span></text:span><text:span text:style-name="Source_20_Text"><text:span text:style-name="T187">This setting </text:span></text:span><text:span text:style-name="Source_20_Text"><text:span text:style-name="T188">is done generally on load balancer</text:span></text:span><text:span text:style-name="Source_20_Text"><text:span text:style-name="T187">.</text:span></text:span></text:p>
                </text:list-item>
                <text:list-item>
                  <text:p text:style-name="P14"><text:span text:style-name="Source_20_Text"><text:span text:style-name="T189">Private and registered users can have permissions to create and get </text:span></text:span><text:span text:style-name="Source_20_Text"><text:span text:style-name="T190">more</text:span></text:span><text:span text:style-name="Source_20_Text"><text:span text:style-name="T189"> tinyUrls.</text:span></text:span></text:p>
                </text:list-item>
              </text:list>
            </text:list-item>
          </text:list>
        </text:list-item>
        <text:list-item>
          <text:p text:style-name="P17"><text:span text:style-name="Source_20_Text"><text:span text:style-name="T275">Capacity Estimation and Constraints</text:span></text:span></text:p>
          <text:p text:style-name="P17"><text:span text:style-name="Source_20_Text"><text:span text:style-name="T88">We will apply 30 : 50 : 70 capacity model for bandwidth, memory and storage.</text:span></text:span></text:p>
          <text:list>
            <text:list-item>
              <text:p text:style-name="P17"><text:span text:style-name="Source_20_Text"><text:span text:style-name="T276">Estimate of read and write ratio,</text:span></text:span></text:p>
              <text:p text:style-name="P1"><text:span text:style-name="Source_20_Text"><text:span text:style-name="T87">a</text:span></text:span></text:p>
            </text:list-item>
            <text:list-item>
              <text:p text:style-name="P17"><text:span text:style-name="Source_20_Text"><text:span text:style-name="T277">Estimate of number of user</text:span></text:span><text:span text:style-name="Source_20_Text"><text:span text:style-name="T278">s</text:span></text:span><text:span text:style-name="Source_20_Text"><text:span text:style-name="T277"> and their uses,</text:span></text:span></text:p>
              <text:p text:style-name="P1"><text:soft-page-break/><text:span text:style-name="Source_20_Text"><text:span text:style-name="T87">a</text:span></text:span></text:p>
            </text:list-item>
            <text:list-item>
              <text:p text:style-name="P17"><text:span text:style-name="Source_20_Text"><text:span text:style-name="T279">Traffic estimates,</text:span></text:span></text:p>
              <text:p text:style-name="P1"><text:span text:style-name="Source_20_Text"><text:span text:style-name="T87">a</text:span></text:span></text:p>
            </text:list-item>
            <text:list-item>
              <text:p text:style-name="P17"><text:span text:style-name="Source_20_Text"><text:span text:style-name="T280">Bandwidth estimates,</text:span></text:span></text:p>
              <text:p text:style-name="P17"><text:span text:style-name="Source_20_Text"><text:span text:style-name="T89">Now, according to the </text:span></text:span><text:span text:style-name="Source_20_Text"><text:span text:style-name="T90">3</text:span></text:span><text:span text:style-name="Source_20_Text"><text:span text:style-name="T89">0% capacity model for </text:span></text:span><text:span text:style-name="Source_20_Text"><text:span text:style-name="T90">bandwidth</text:span></text:span><text:span text:style-name="Source_20_Text"><text:span text:style-name="T89">, the </text:span></text:span><text:span text:style-name="Source_20_Text"><text:span text:style-name="T91">required </text:span></text:span><text:span text:style-name="Source_20_Text"><text:span text:style-name="T92">bandwidth</text:span></text:span><text:span text:style-name="Source_20_Text"><text:span text:style-name="T91"> will be </text:span></text:span><text:span text:style-name="Source_20_Text"><text:span text:style-name="T93">.</text:span></text:span></text:p>
            </text:list-item>
            <text:list-item>
              <text:p text:style-name="P1"><text:span text:style-name="Source_20_Text"><text:span text:style-name="T280">Memory estimates,</text:span></text:span></text:p>
              <text:p text:style-name="P17"><text:span text:style-name="Source_20_Text"><text:span text:style-name="T89">Now, according to th</text:span></text:span><text:span text:style-name="Source_20_Text"><text:span text:style-name="T94">e 50</text:span></text:span><text:span text:style-name="Source_20_Text"><text:span text:style-name="T89">% capacity model for </text:span></text:span><text:span text:style-name="Source_20_Text"><text:span text:style-name="T95">memory</text:span></text:span><text:span text:style-name="Source_20_Text"><text:span text:style-name="T89">, the </text:span></text:span><text:span text:style-name="Source_20_Text"><text:span text:style-name="T91">required </text:span></text:span><text:span text:style-name="Source_20_Text"><text:span text:style-name="T92">bandwidth</text:span></text:span><text:span text:style-name="Source_20_Text"><text:span text:style-name="T91"> will be </text:span></text:span><text:span text:style-name="Source_20_Text"><text:span text:style-name="T93">.</text:span></text:span></text:p>
            </text:list-item>
            <text:list-item>
              <text:p text:style-name="P1"><text:span text:style-name="Source_20_Text"><text:span text:style-name="T279">Storage estimates,</text:span></text:span></text:p>
              <text:p text:style-name="P17"><text:span text:style-name="Source_20_Text"><text:span text:style-name="T89">Now, according to the 70% capacity model for storage, the </text:span></text:span><text:span text:style-name="Source_20_Text"><text:span text:style-name="T91">required storage will be </text:span></text:span><text:span text:style-name="Source_20_Text"><text:span text:style-name="T93">.</text:span></text:span></text:p>
            </text:list-item>
          </text:list>
        </text:list-item>
        <text:list-item>
          <text:p text:style-name="P1"><text:span text:style-name="Source_20_Text"><text:span text:style-name="T281">Database design,</text:span></text:span></text:p>
          <text:list>
            <text:list-item>
              <text:p text:style-name="P17"><text:span text:style-name="Source_20_Text"><text:span text:style-name="T282">Important points about </text:span></text:span><text:span text:style-name="Source_20_Text"><text:span text:style-name="T283">nature of</text:span></text:span><text:span text:style-name="Source_20_Text"><text:span text:style-name="T282"> data,</text:span></text:span></text:p>
              <text:list>
                <text:list-item>
                  <text:p text:style-name="P1"><text:span text:style-name="Source_20_Text"><text:span text:style-name="T87">Each City can have multiple Cinemas.</text:span></text:span></text:p>
                </text:list-item>
                <text:list-item>
                  <text:p text:style-name="P15"><text:span text:style-name="Source_20_Text"><text:span text:style-name="T127">Each Cinema will have multiple halls.</text:span></text:span></text:p>
                </text:list-item>
                <text:list-item>
                  <text:p text:style-name="P16"><text:span text:style-name="Source_20_Text"><text:span text:style-name="T128">Each Movie will have many Shows, and each Show will have multiple Bookings.</text:span></text:span></text:p>
                </text:list-item>
                <text:list-item>
                  <text:p text:style-name="P16"><text:span text:style-name="Source_20_Text"><text:span text:style-name="T128">A user can have multiple bookings.</text:span></text:span></text:p>
                </text:list-item>
              </text:list>
            </text:list-item>
            <text:list-item>
              <text:p text:style-name="P17"><text:span text:style-name="Source_20_Text"><text:span text:style-name="T284">B</text:span></text:span><text:span text:style-name="Source_20_Text"><text:span text:style-name="T285">asic d</text:span></text:span><text:span text:style-name="Source_20_Text"><text:span text:style-name="T286">atabase schema,</text:span></text:span></text:p>
              <text:p text:style-name="P1"><text:span text:style-name="Source_20_Text"><text:span text:style-name="T87">a</text:span></text:span></text:p>
            </text:list-item>
            <text:list-item>
              <text:p text:style-name="P17"><text:span text:style-name="Source_20_Text"><text:span text:style-name="T287">identify the relations,</text:span></text:span></text:p>
              <text:p text:style-name="P1"><text:span text:style-name="Source_20_Text"><text:span text:style-name="T87">a</text:span></text:span></text:p>
            </text:list-item>
            <text:list-item>
              <text:p text:style-name="P17"><text:span text:style-name="Source_20_Text"><text:span text:style-name="T286">What type of database should we use?</text:span></text:span></text:p>
              <text:p text:style-name="P1"><text:span text:style-name="Source_20_Text"><text:span text:style-name="T87">a</text:span></text:span></text:p>
            </text:list-item>
          </text:list>
        </text:list-item>
        <text:list-item>
          <text:p text:style-name="P1"><text:span text:style-name="Source_20_Text"><text:span text:style-name="T288">Algorithm,</text:span></text:span></text:p>
          <text:p text:style-name="P1"><text:span text:style-name="Source_20_Text"><text:span text:style-name="T87">a</text:span></text:span></text:p>
        </text:list-item>
        <text:list-item>
          <text:p text:style-name="P1"><text:span text:style-name="Source_20_Text"><text:span text:style-name="T288">Basic system design,</text:span></text:span></text:p>
          <text:p text:style-name="P1"><text:span text:style-name="Source_20_Text"><text:span text:style-name="T87">a</text:span></text:span></text:p>
        </text:list-item>
        <text:list-item>
          <text:p text:style-name="P17"><text:span text:style-name="Source_20_Text"><text:span text:style-name="T289">Different </text:span></text:span><text:span text:style-name="Source_20_Text"><text:span text:style-name="T290">Component</text:span></text:span><text:span text:style-name="Source_20_Text"><text:span text:style-name="T291">s</text:span></text:span><text:span text:style-name="Source_20_Text"><text:span text:style-name="T290"> design,</text:span></text:span></text:p>
          <text:p text:style-name="P17"><text:span text:style-name="Source_20_Text"><text:span text:style-name="T96">a</text:span></text:span></text:p>
        </text:list-item>
        <text:list-item>
          <text:p text:style-name="P1"><text:span text:style-name="Source_20_Text"><text:span text:style-name="T292">Concurrency,</text:span></text:span></text:p>
          <text:list>
            <text:list-item>
              <text:p text:style-name="P17"><text:span text:style-name="Source_20_Text"><text:span text:style-name="T292">How to handle concurrency issues,</text:span></text:span></text:p>
              <text:p text:style-name="P1"><text:span text:style-name="Source_20_Text"><text:span text:style-name="T87">a</text:span></text:span></text:p>
            </text:list-item>
          </text:list>
        </text:list-item>
        <text:list-item>
          <text:p text:style-name="P17"><text:span text:style-name="Source_20_Text"><text:span text:style-name="T293">Data Partitioning,</text:span></text:span></text:p>
          <text:list>
            <text:list-item>
              <text:p text:style-name="P1"><text:span text:style-name="Source_20_Text"><text:span text:style-name="T294">Vertical or feature based partitioning,</text:span></text:span></text:p>
              <text:p text:style-name="P1"><text:span text:style-name="Source_20_Text"><text:span text:style-name="T87">a</text:span></text:span></text:p>
            </text:list-item>
            <text:list-item>
              <text:p text:style-name="P1"><text:span text:style-name="Source_20_Text"><text:span text:style-name="T295">Range based partitioning,</text:span></text:span></text:p>
              <text:p text:style-name="P1"><text:span text:style-name="Source_20_Text"><text:span text:style-name="T87">a</text:span></text:span></text:p>
            </text:list-item>
            <text:list-item>
              <text:p text:style-name="P1"><text:span text:style-name="Source_20_Text"><text:span text:style-name="T295">Hash based partitioning,</text:span></text:span></text:p>
              <text:p text:style-name="P1"><text:span text:style-name="Source_20_Text"><text:span text:style-name="T87">a</text:span></text:span></text:p>
            </text:list-item>
          </text:list>
        </text:list-item>
        <text:list-item>
          <text:p text:style-name="P1"><text:span text:style-name="Source_20_Text"><text:span text:style-name="T296">Data replication,</text:span></text:span></text:p>
          <text:p text:style-name="P1"><text:span text:style-name="Source_20_Text"><text:span text:style-name="T87">a</text:span></text:span></text:p>
        </text:list-item>
        <text:list-item>
          <text:p text:style-name="P1"><text:span text:style-name="Source_20_Text"><text:span text:style-name="T297">Data archiving,</text:span></text:span></text:p>
          <text:p text:style-name="P1"><text:span text:style-name="Source_20_Text"><text:span text:style-name="T87">a</text:span></text:span></text:p>
        </text:list-item>
        <text:list-item>
          <text:p text:style-name="P17"><text:span text:style-name="Source_20_Text"><text:span text:style-name="T298">Cache,</text:span></text:span></text:p>
          <text:list>
            <text:list-item>
              <text:p text:style-name="P17"><text:span text:style-name="Source_20_Text"><text:span text:style-name="T299">How much cache should we use?</text:span></text:span></text:p>
              <text:p text:style-name="P1"><text:span text:style-name="Source_20_Text"><text:span text:style-name="T87">a</text:span></text:span></text:p>
            </text:list-item>
            <text:list-item>
              <text:p text:style-name="P17"><text:span text:style-name="Source_20_Text"><text:span text:style-name="T300">Which cache eviction policy would best fit our needs?</text:span></text:span></text:p>
              <text:p text:style-name="P1"><text:span text:style-name="Source_20_Text"><text:span text:style-name="T87">a</text:span></text:span></text:p>
            </text:list-item>
            <text:list-item>
              <text:p text:style-name="P17"><text:span text:style-name="Source_20_Text"><text:span text:style-name="T301">How can each cache replica be updated?</text:span></text:span></text:p>
              <text:p text:style-name="P1"><text:span text:style-name="Source_20_Text"><text:span text:style-name="T87">a</text:span></text:span></text:p>
            </text:list-item>
          </text:list>
        </text:list-item>
        <text:list-item>
          <text:p text:style-name="P1"><text:span text:style-name="Source_20_Text"><text:span text:style-name="T302">Where to add load balancers?</text:span></text:span></text:p>
          <text:p text:style-name="P1"><text:span text:style-name="Source_20_Text"><text:span text:style-name="T87">a</text:span></text:span></text:p>
        </text:list-item>
        <text:list-item>
          <text:p text:style-name="P1"><text:span text:style-name="Source_20_Text"><text:span text:style-name="T303">Purging or DB cleanup,</text:span></text:span></text:p>
          <text:p text:style-name="P1"><text:span text:style-name="Source_20_Text"><text:span text:style-name="T87">a</text:span></text:span></text:p>
        </text:list-item>
        <text:list-item>
          <text:p text:style-name="P1"><text:span text:style-name="Source_20_Text"><text:span text:style-name="T304">Data deduplication,</text:span></text:span></text:p>
          <text:p text:style-name="P1"><text:span text:style-name="Source_20_Text"><text:span text:style-name="T87">a</text:span></text:span></text:p>
        </text:list-item>
        <text:list-item>
          <text:p text:style-name="P1"><text:span text:style-name="Source_20_Text"><text:span text:style-name="T305">Optimizations on the client to improve user experience,</text:span></text:span></text:p>
          <text:p text:style-name="P1"><text:span text:style-name="Source_20_Text"><text:span text:style-name="T87">a</text:span></text:span></text:p>
        </text:list-item>
        <text:list-item>
          <text:p text:style-name="P1"><text:span text:style-name="Source_20_Text"><text:span text:style-name="T306">User Persionalization,</text:span></text:span></text:p>
          <text:p text:style-name="P1"><text:span text:style-name="Source_20_Text"><text:span text:style-name="T87">a</text:span></text:span></text:p>
        </text:list-item>
        <text:list-item>
          <text:p text:style-name="P1"><text:soft-page-break/><text:span text:style-name="Source_20_Text"><text:span text:style-name="T307">Advanced Issues,</text:span></text:span></text:p>
          <text:p text:style-name="P1"><text:span text:style-name="Source_20_Text"><text:span text:style-name="T87">a</text:span></text:span></text:p>
        </text:list-item>
        <text:list-item>
          <text:p text:style-name="P17"><text:span text:style-name="Source_20_Text"><text:span text:style-name="T308">Analytics,</text:span></text:span></text:p>
          <text:list>
            <text:list-item>
              <text:p text:style-name="P17"><text:span text:style-name="Source_20_Text"><text:span text:style-name="T309">What type of analytics should be tracked </text:span></text:span><text:span text:style-name="Source_20_Text"><text:span text:style-name="T310">and how that analytics will be used to extract informations</text:span></text:span><text:span text:style-name="Source_20_Text"><text:span text:style-name="T309">?</text:span></text:span></text:p>
              <text:p text:style-name="P1"><text:span text:style-name="Source_20_Text"><text:span text:style-name="T87">a</text:span></text:span></text:p>
            </text:list-item>
          </text:list>
        </text:list-item>
        <text:list-item>
          <text:p text:style-name="P1"><text:span text:style-name="Source_20_Text"><text:span text:style-name="T311">Monitoring:</text:span></text:span><text:span text:style-name="Source_20_Text"><text:span text:style-name="T97">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7"><text:span text:style-name="Source_20_Text"><text:span text:style-name="T98">No. of hits per day,</text:span></text:span></text:p>
            </text:list-item>
            <text:list-item>
              <text:p text:style-name="P17"><text:span text:style-name="Source_20_Text"><text:span text:style-name="T98">No. of hits per second and what is the daily peak?</text:span></text:span></text:p>
            </text:list-item>
            <text:list-item>
              <text:p text:style-name="P17"><text:span text:style-name="Source_20_Text"><text:span text:style-name="T99">Amount of data coming in and going out per day,</text:span></text:span></text:p>
            </text:list-item>
            <text:list-item>
              <text:p text:style-name="P17"><text:span text:style-name="Source_20_Text"><text:span text:style-name="T99">Amount of data coming in and going out per second and what is the daily peak?</text:span></text:span></text:p>
            </text:list-item>
            <text:list-item>
              <text:p text:style-name="P17"><text:span text:style-name="Source_20_Text"><text:span text:style-name="T100">Average latency seen by the user,</text:span></text:span></text:p>
            </text:list-item>
          </text:list>
          <text:p text:style-name="P17"><text:span text:style-name="Source_20_Text"><text:span text:style-name="T101"/></text:span></text:p>
          <text:p text:style-name="P17"><text:span text:style-name="Source_20_Text"><text:span text:style-name="T101"><text:s text:c="8"/>By monitoring these counters, we will realize if we need more replication or load balancing or caching, etc.</text:span></text:span></text:p>
          <text:p text:style-name="P17"><text:span text:style-name="Source_20_Text"><text:span text:style-name="T102"><text:s text:c="8"/>Continue benchmarking and monitoring your system to address bottlenecks as they come up. Scaling is an iterative process.</text:span></text:span></text:p>
          <text:p text:style-name="P17"><text:span text:style-name="Source_20_Text"><text:span text:style-name="T102"/></text:span></text:p>
        </text:list-item>
        <text:list-item>
          <text:p text:style-name="P17"><text:span text:style-name="Source_20_Text"><text:span text:style-name="T312">Follow up questions:</text:span></text:span></text:p>
          <text:p text:style-name="P17"><text:span text:style-name="Source_20_Text"><text:span text:style-name="T10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12T12:10:28.835655293</dc:date>
    <meta:editing-duration>P24DT15H21M35S</meta:editing-duration>
    <meta:editing-cycles>1679</meta:editing-cycles>
    <meta:document-statistic meta:table-count="0" meta:image-count="0" meta:object-count="0" meta:page-count="4" meta:paragraph-count="153" meta:word-count="1588" meta:character-count="9195" meta:non-whitespace-character-count="7834"/>
  </office:meta>
</office:document-meta>
</file>